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Gadugi" svg:font-family="Gadugi" style:font-family-generic="swiss" style:font-pitch="variable" svg:panose-1="2 11 5 2 4 2 4 2 2 3"/>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color="#C9211E" fo:font-size="16pt" style:font-size-asian="16pt" style:font-size-complex="16pt" style:text-underline-type="single" style:text-underline-style="solid" style:text-underline-width="auto" style:text-underline-mode="continuous"/>
    </style:style>
    <style:style style:name="P2" style:parent-style-name="Standard" style:family="paragraph">
      <style:text-properties style:text-underline-type="single" style:text-underline-style="solid" style:text-underline-width="auto" style:text-underline-mode="continuous"/>
    </style:style>
    <style:style style:name="T3" style:parent-style-name="Policepardéfaut" style:family="text">
      <style:text-properties style:text-underline-type="single" style:text-underline-style="solid" style:text-underline-width="auto" style:text-underline-mode="continuous"/>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style:text-underline-type="single" style:text-underline-style="solid" style:text-underline-width="auto" style:text-underline-mode="continuous"/>
    </style:style>
    <style:style style:name="P6" style:parent-style-name="Standard" style:family="paragraph">
      <style:text-properties style:text-underline-type="single" style:text-underline-style="solid" style:text-underline-width="auto" style:text-underline-mode="continuous"/>
    </style:style>
    <style:style style:name="T7" style:parent-style-name="Policepardéfaut" style:family="text">
      <style:text-properties style:text-underline-type="single" style:text-underline-style="solid" style:text-underline-width="auto" style:text-underline-mode="continuous"/>
    </style:style>
    <style:style style:name="T8" style:parent-style-name="Policepardéfaut" style:family="text">
      <style:text-properties style:text-underline-type="single" style:text-underline-style="solid" style:text-underline-width="auto" style:text-underline-mode="continuous"/>
    </style:style>
    <style:style style:name="P9" style:parent-style-name="Standard" style:list-style-name="LFO3" style:family="paragraph"/>
    <style:style style:name="P10" style:parent-style-name="Standard" style:list-style-name="LFO3" style:family="paragraph"/>
    <style:style style:name="T11" style:parent-style-name="Policepardéfaut" style:family="text">
      <style:text-properties fo:font-weight="bold" style:font-weight-asian="bold" style:font-weight-complex="bold"/>
    </style:style>
    <style:style style:name="T12" style:parent-style-name="Policepardéfaut" style:family="text">
      <style:text-properties fo:font-weight="bold" style:font-weight-asian="bold" style:font-weight-complex="bold"/>
    </style:style>
    <style:style style:name="T13" style:parent-style-name="Policepardéfaut" style:family="text">
      <style:text-properties fo:color="#C9211E"/>
    </style:style>
    <style:style style:name="T14" style:parent-style-name="Policepardéfaut" style:family="text">
      <style:text-properties style:text-line-through-style="solid" style:text-line-through-width="auto" style:text-line-through-color="font-color" style:text-line-through-mode="continuous" style:text-line-through-type="single"/>
    </style:style>
    <style:style style:name="T15" style:parent-style-name="Policepardéfaut" style:family="text">
      <style:text-properties fo:color="#C9211E"/>
    </style:style>
    <style:style style:name="T16" style:parent-style-name="Policepardéfaut" style:family="text">
      <style:text-properties style:text-line-through-style="solid" style:text-line-through-width="auto" style:text-line-through-color="font-color" style:text-line-through-mode="continuous" style:text-line-through-type="single"/>
    </style:style>
    <style:style style:name="T17" style:parent-style-name="Policepardéfaut" style:family="text">
      <style:text-properties fo:color="#C9211E"/>
    </style:style>
    <style:style style:name="T18" style:parent-style-name="Policepardéfaut" style:family="text">
      <style:text-properties fo:color="#C9211E" style:text-underline-type="single" style:text-underline-style="solid" style:text-underline-width="auto" style:text-underline-mode="continuous"/>
    </style:style>
    <style:style style:name="T19" style:parent-style-name="Policepardéfaut" style:family="text">
      <style:text-properties fo:color="#C9211E"/>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T2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3" style:parent-style-name="Policepardéfaut" style:family="text">
      <style:text-properties fo:font-weight="bold" style:font-weight-asian="bold" style:font-weight-complex="bold" fo:color="#C9211E" style:text-underline-type="single" style:text-underline-style="solid" style:text-underline-width="auto" style:text-underline-mode="continuous"/>
    </style:style>
    <style:style style:name="T24" style:parent-style-name="Policepardéfaut" style:family="text">
      <style:text-properties fo:color="#C9211E" style:text-underline-type="single" style:text-underline-style="solid" style:text-underline-width="auto" style:text-underline-mode="continuous"/>
    </style:style>
    <style:style style:name="P25" style:parent-style-name="Standard" style:family="paragraph">
      <style:text-properties fo:font-weight="bold" style:font-weight-asian="bold" style:font-weight-complex="bold" fo:color="#000000"/>
    </style:style>
    <style:style style:name="P26" style:parent-style-name="Standard" style:family="paragraph">
      <style:text-properties fo:color="#C9211E"/>
    </style:style>
    <style:style style:name="T27" style:parent-style-name="Policepardéfaut" style:family="text">
      <style:text-properties fo:color="#000000"/>
    </style:style>
    <style:style style:name="T28" style:parent-style-name="Policepardéfaut" style:family="text">
      <style:text-properties fo:color="#C9211E"/>
    </style:style>
    <style:style style:name="T29" style:parent-style-name="Policepardéfaut" style:family="text">
      <style:text-properties fo:color="#000000"/>
    </style:style>
    <style:style style:name="T30" style:parent-style-name="Policepardéfaut" style:family="text">
      <style:text-properties fo:color="#000000"/>
    </style:style>
    <style:style style:name="P31" style:parent-style-name="Standard" style:family="paragraph">
      <style:text-properties fo:color="#000000"/>
    </style:style>
    <style:style style:name="T32" style:parent-style-name="Policepardéfaut" style:family="text">
      <style:text-properties fo:color="#000000"/>
    </style:style>
    <style:style style:name="T33" style:parent-style-name="Policepardéfaut" style:family="text">
      <style:text-properties fo:font-weight="bold" style:font-weight-asian="bold" style:font-weight-complex="bold" fo:color="#000000"/>
    </style:style>
    <style:style style:name="P34" style:parent-style-name="Standard" style:family="paragraph">
      <style:text-properties fo:font-weight="bold" style:font-weight-asian="bold" style:font-weight-complex="bold" fo:color="#000000"/>
    </style:style>
    <style:style style:name="T35" style:parent-style-name="Policepardéfaut" style:family="text">
      <style:text-properties fo:font-weight="bold" style:font-weight-asian="bold" style:font-weight-complex="bold" fo:color="#000000"/>
    </style:style>
    <style:style style:name="P36" style:parent-style-name="Standard" style:family="paragraph">
      <style:text-properties fo:font-weight="bold" style:font-weight-asian="bold" style:font-weight-complex="bold" fo:color="#000000"/>
    </style:style>
    <style:style style:name="P37" style:parent-style-name="Standard" style:family="paragraph">
      <style:text-properties fo:font-weight="bold" style:font-weight-asian="bold" style:font-weight-complex="bold" fo:color="#000000"/>
    </style:style>
    <style:style style:name="P38" style:parent-style-name="Standard" style:family="paragraph">
      <style:text-properties fo:font-weight="bold" style:font-weight-asian="bold" style:font-weight-complex="bold" fo:color="#000000"/>
    </style:style>
    <style:style style:name="P39" style:parent-style-name="Standard" style:family="paragraph">
      <style:text-properties fo:font-weight="bold" style:font-weight-asian="bold" style:font-weight-complex="bold" fo:color="#000000"/>
    </style:style>
    <style:style style:name="T40" style:parent-style-name="Policepardéfaut" style:family="text">
      <style:text-properties fo:color="#000000"/>
    </style:style>
    <style:style style:name="T41" style:parent-style-name="Policepardéfaut" style:family="text">
      <style:text-properties fo:font-weight="bold" style:font-weight-asian="bold" style:font-weight-complex="bold" fo:color="#000000"/>
    </style:style>
    <style:style style:name="T42" style:parent-style-name="Policepardéfaut" style:family="text">
      <style:text-properties fo:color="#000000"/>
    </style:style>
    <style:style style:name="T43" style:parent-style-name="Policepardéfaut" style:family="text">
      <style:text-properties fo:font-weight="bold" style:font-weight-asian="bold" style:font-weight-complex="bold" fo:color="#000000"/>
    </style:style>
    <style:style style:name="T44" style:parent-style-name="Policepardéfaut" style:family="text">
      <style:text-properties fo:color="#000000"/>
    </style:style>
    <style:style style:name="P45" style:parent-style-name="Standard" style:family="paragraph">
      <style:text-properties fo:color="#000000"/>
    </style:style>
    <style:style style:name="P46" style:parent-style-name="Paragraphedeliste" style:list-style-name="WWNum7" style:family="paragraph">
      <style:paragraph-properties fo:margin-left="0.0986in">
        <style:tab-stops/>
      </style:paragraph-properties>
      <style:text-properties fo:color="#FF0000"/>
    </style:style>
    <style:style style:name="P47" style:parent-style-name="Standard" style:family="paragraph">
      <style:paragraph-properties fo:margin-left="-0.2958in" fo:text-indent="0.3944in">
        <style:tab-stops/>
      </style:paragraph-properties>
    </style:style>
    <style:style style:name="T48" style:parent-style-name="Policepardéfaut" style:family="text">
      <style:text-properties fo:background-color="#FFBF00"/>
    </style:style>
    <style:style style:name="T49" style:parent-style-name="Policepardéfaut" style:family="text">
      <style:text-properties fo:background-color="#FFBF00"/>
    </style:style>
    <style:style style:name="T50" style:parent-style-name="Policepardéfaut" style:family="text">
      <style:text-properties fo:background-color="#FFBF00"/>
    </style:style>
    <style:style style:name="T51" style:parent-style-name="Policepardéfaut" style:family="text">
      <style:text-properties fo:background-color="#FFBF00"/>
    </style:style>
    <style:style style:name="T52" style:parent-style-name="Policepardéfaut" style:family="text">
      <style:text-properties fo:background-color="#FFBF00"/>
    </style:style>
    <style:style style:name="T53" style:parent-style-name="Policepardéfaut" style:family="text">
      <style:text-properties fo:background-color="#FFBF00"/>
    </style:style>
    <style:style style:name="P54" style:parent-style-name="Standard" style:family="paragraph">
      <style:paragraph-properties fo:margin-left="-0.2958in">
        <style:tab-stops/>
      </style:paragraph-properties>
    </style:style>
    <style:style style:name="T55" style:parent-style-name="Policepardéfaut" style:family="text">
      <style:text-properties fo:background-color="#729FCF"/>
    </style:style>
    <style:style style:name="T56" style:parent-style-name="Policepardéfaut" style:family="text">
      <style:text-properties fo:background-color="#729FCF"/>
    </style:style>
    <style:style style:name="T57" style:parent-style-name="Policepardéfaut" style:family="text">
      <style:text-properties fo:background-color="#729FCF"/>
    </style:style>
    <style:style style:name="P58" style:parent-style-name="Standard" style:family="paragraph">
      <style:paragraph-properties fo:margin-left="-0.2958in">
        <style:tab-stops/>
      </style:paragraph-properties>
    </style:style>
    <style:style style:name="P59" style:parent-style-name="Standard" style:family="paragraph">
      <style:paragraph-properties fo:margin-left="-0.2958in">
        <style:tab-stops/>
      </style:paragraph-properties>
    </style:style>
    <style:style style:name="T60" style:parent-style-name="Policepardéfaut" style:family="text">
      <style:text-properties fo:background-color="#FFBF00"/>
    </style:style>
    <style:style style:name="T61" style:parent-style-name="Policepardéfaut" style:family="text">
      <style:text-properties fo:background-color="#FFBF00"/>
    </style:style>
    <style:style style:name="T62" style:parent-style-name="Policepardéfaut" style:family="text">
      <style:text-properties fo:background-color="#FFBF00"/>
    </style:style>
    <style:style style:name="T63" style:parent-style-name="Policepardéfaut" style:family="text">
      <style:text-properties fo:background-color="#FFBF00"/>
    </style:style>
    <style:style style:name="T64" style:parent-style-name="Policepardéfaut" style:family="text">
      <style:text-properties fo:background-color="#FFBF00"/>
    </style:style>
    <style:style style:name="T65" style:parent-style-name="Policepardéfaut" style:family="text">
      <style:text-properties fo:background-color="#FFBF00"/>
    </style:style>
    <style:style style:name="T66" style:parent-style-name="Policepardéfaut" style:family="text">
      <style:text-properties fo:background-color="#81D41A"/>
    </style:style>
    <style:style style:name="T67" style:parent-style-name="Policepardéfaut" style:family="text">
      <style:text-properties fo:background-color="#FFBF00"/>
    </style:style>
    <style:style style:name="P68" style:parent-style-name="Standard" style:family="paragraph">
      <style:paragraph-properties fo:margin-left="-0.2958in">
        <style:tab-stops/>
      </style:paragraph-properties>
    </style:style>
    <style:style style:name="P69" style:parent-style-name="Standard" style:family="paragraph">
      <style:paragraph-properties fo:margin-left="-0.2958in">
        <style:tab-stops/>
      </style:paragraph-properties>
    </style:style>
    <style:style style:name="T70" style:parent-style-name="Policepardéfaut" style:family="text">
      <style:text-properties fo:color="#FF0000"/>
    </style:style>
    <style:style style:name="T71" style:parent-style-name="Policepardéfaut" style:family="text">
      <style:text-properties fo:color="#FF0000" fo:background-color="#FFBF00"/>
    </style:style>
    <style:style style:name="T72" style:parent-style-name="Policepardéfaut" style:family="text">
      <style:text-properties fo:color="#FF0000"/>
    </style:style>
    <style:style style:name="T73" style:parent-style-name="Policepardéfaut" style:family="text">
      <style:text-properties fo:color="#FF0000" fo:background-color="#FFBF00"/>
    </style:style>
    <style:style style:name="T74" style:parent-style-name="Policepardéfaut" style:family="text">
      <style:text-properties fo:color="#FF0000"/>
    </style:style>
    <style:style style:name="T75" style:parent-style-name="Policepardéfaut" style:family="text">
      <style:text-properties fo:color="#FF0000" fo:background-color="#FFBF00"/>
    </style:style>
    <style:style style:name="T76" style:parent-style-name="Policepardéfaut" style:family="text">
      <style:text-properties fo:color="#FF0000"/>
    </style:style>
    <style:style style:name="T77" style:parent-style-name="Policepardéfaut" style:family="text">
      <style:text-properties fo:color="#FF0000" fo:background-color="#FFBF00"/>
    </style:style>
    <style:style style:name="T78" style:parent-style-name="Policepardéfaut" style:family="text">
      <style:text-properties fo:color="#FF0000"/>
    </style:style>
    <style:style style:name="T79" style:parent-style-name="Policepardéfaut" style:family="text">
      <style:text-properties fo:color="#FF0000" fo:background-color="#FFBF00"/>
    </style:style>
    <style:style style:name="T80" style:parent-style-name="Policepardéfaut" style:family="text">
      <style:text-properties fo:color="#FF0000"/>
    </style:style>
    <style:style style:name="T81" style:parent-style-name="Policepardéfaut" style:family="text">
      <style:text-properties fo:color="#FF0000" fo:background-color="#E8A202"/>
    </style:style>
    <style:style style:name="T82" style:parent-style-name="Policepardéfaut" style:family="text">
      <style:text-properties fo:color="#FF0000"/>
    </style:style>
    <style:style style:name="T83" style:parent-style-name="Policepardéfaut" style:family="text">
      <style:text-properties fo:color="#FF0000" fo:background-color="#E8A202"/>
    </style:style>
    <style:style style:name="T84" style:parent-style-name="Policepardéfaut" style:family="text">
      <style:text-properties fo:color="#FF0000"/>
    </style:style>
    <style:style style:name="T85" style:parent-style-name="Policepardéfaut" style:family="text">
      <style:text-properties fo:color="#FF0000" fo:background-color="#E8A202"/>
    </style:style>
    <style:style style:name="T86" style:parent-style-name="Policepardéfaut" style:family="text">
      <style:text-properties fo:color="#FF0000"/>
    </style:style>
    <style:style style:name="T87" style:parent-style-name="Policepardéfaut" style:family="text">
      <style:text-properties fo:color="#FF0000" fo:background-color="#FFBF00"/>
    </style:style>
    <style:style style:name="T88" style:parent-style-name="Policepardéfaut" style:family="text">
      <style:text-properties fo:color="#FF0000"/>
    </style:style>
    <style:style style:name="P89" style:parent-style-name="Standard" style:family="paragraph">
      <style:paragraph-properties fo:margin-left="-0.2958in">
        <style:tab-stops/>
      </style:paragraph-properties>
      <style:text-properties fo:color="#000000"/>
    </style:style>
    <style:style style:name="P90" style:parent-style-name="Standard" style:family="paragraph">
      <style:paragraph-properties fo:margin-left="-0.2958in">
        <style:tab-stops/>
      </style:paragraph-properties>
    </style:style>
    <style:style style:name="T91" style:parent-style-name="Policepardéfaut" style:family="text">
      <style:text-properties fo:color="#000000" style:text-underline-type="single" style:text-underline-style="solid" style:text-underline-width="auto" style:text-underline-mode="continuous"/>
    </style:style>
    <style:style style:name="T92" style:parent-style-name="Policepardéfaut" style:family="text">
      <style:text-properties fo:color="#000000"/>
    </style:style>
    <style:style style:name="P93" style:parent-style-name="Standard" style:family="paragraph">
      <style:paragraph-properties fo:margin-left="-0.2958in">
        <style:tab-stops/>
      </style:paragraph-properties>
    </style:style>
    <style:style style:name="T94" style:parent-style-name="Policepardéfaut" style:family="text">
      <style:text-properties fo:color="#000000"/>
    </style:style>
    <style:style style:name="T95" style:parent-style-name="Policepardéfaut" style:family="text">
      <style:text-properties fo:color="#000000" fo:background-color="#81D41A"/>
    </style:style>
    <style:style style:name="T96" style:parent-style-name="Policepardéfaut" style:family="text">
      <style:text-properties fo:color="#000000"/>
    </style:style>
    <style:style style:name="T97" style:parent-style-name="Policepardéfaut" style:family="text">
      <style:text-properties fo:color="#000000" fo:background-color="#FFBF00"/>
    </style:style>
    <style:style style:name="T98" style:parent-style-name="Policepardéfaut" style:family="text">
      <style:text-properties fo:color="#000000"/>
    </style:style>
    <style:style style:name="P99" style:parent-style-name="Standard" style:family="paragraph">
      <style:paragraph-properties fo:margin-left="-0.2958in">
        <style:tab-stops/>
      </style:paragraph-properties>
      <style:text-properties fo:color="#000000"/>
    </style:style>
    <style:style style:name="P100" style:parent-style-name="Standard" style:family="paragraph">
      <style:paragraph-properties fo:margin-left="-0.2958in">
        <style:tab-stops/>
      </style:paragraph-properties>
    </style:style>
    <style:style style:name="T101" style:parent-style-name="Policepardéfaut" style:family="text">
      <style:text-properties fo:color="#000000"/>
    </style:style>
    <style:style style:name="T102" style:parent-style-name="Policepardéfaut" style:family="text">
      <style:text-properties fo:color="#000000" fo:background-color="#729FCF" style:text-underline-type="single" style:text-underline-style="solid" style:text-underline-width="auto" style:text-underline-mode="continuous"/>
    </style:style>
    <style:style style:name="T103" style:parent-style-name="Policepardéfaut" style:family="text">
      <style:text-properties fo:color="#000000"/>
    </style:style>
    <style:style style:name="T104" style:parent-style-name="Policepardéfaut" style:family="text">
      <style:text-properties fo:color="#000000" fo:background-color="#81D41A"/>
    </style:style>
    <style:style style:name="T105" style:parent-style-name="Policepardéfaut" style:family="text">
      <style:text-properties fo:color="#000000"/>
    </style:style>
    <style:style style:name="T106" style:parent-style-name="Policepardéfaut" style:family="text">
      <style:text-properties fo:color="#000000" fo:background-color="#81D41A"/>
    </style:style>
    <style:style style:name="T107" style:parent-style-name="Policepardéfaut" style:family="text">
      <style:text-properties fo:color="#000000"/>
    </style:style>
    <style:style style:name="T108" style:parent-style-name="Policepardéfaut" style:family="text">
      <style:text-properties fo:color="#000000" fo:background-color="#81D41A"/>
    </style:style>
    <style:style style:name="P109" style:parent-style-name="Standard" style:family="paragraph">
      <style:paragraph-properties fo:margin-left="-0.2958in">
        <style:tab-stops/>
      </style:paragraph-properties>
    </style:style>
    <style:style style:name="T110" style:parent-style-name="Policepardéfaut" style:family="text">
      <style:text-properties fo:color="#000000"/>
    </style:style>
    <style:style style:name="T111" style:parent-style-name="Policepardéfaut" style:family="text">
      <style:text-properties fo:color="#000000" fo:background-color="#729FCF"/>
    </style:style>
    <style:style style:name="T112" style:parent-style-name="Policepardéfaut" style:family="text">
      <style:text-properties fo:color="#000000" fo:background-color="#729FCF" style:text-underline-type="single" style:text-underline-style="solid" style:text-underline-width="auto" style:text-underline-mode="continuous"/>
    </style:style>
    <style:style style:name="T113" style:parent-style-name="Policepardéfaut" style:family="text">
      <style:text-properties fo:color="#000000"/>
    </style:style>
    <style:style style:name="T114" style:parent-style-name="Policepardéfaut" style:family="text">
      <style:text-properties fo:color="#000000" fo:background-color="#81D41A"/>
    </style:style>
    <style:style style:name="P115" style:parent-style-name="Standard" style:family="paragraph">
      <style:paragraph-properties fo:margin-left="-0.2958in">
        <style:tab-stops/>
      </style:paragraph-properties>
    </style:style>
    <style:style style:name="T116" style:parent-style-name="Policepardéfaut" style:family="text">
      <style:text-properties fo:color="#000000"/>
    </style:style>
    <style:style style:name="T117" style:parent-style-name="Policepardéfaut" style:family="text">
      <style:text-properties fo:color="#000000" fo:background-color="#729FCF" style:text-underline-type="single" style:text-underline-style="solid" style:text-underline-width="auto" style:text-underline-mode="continuous"/>
    </style:style>
    <style:style style:name="T118" style:parent-style-name="Policepardéfaut" style:family="text">
      <style:text-properties fo:color="#000000"/>
    </style:style>
    <style:style style:name="T119" style:parent-style-name="Policepardéfaut" style:family="text">
      <style:text-properties fo:color="#000000" fo:background-color="#81D41A"/>
    </style:style>
    <style:style style:name="T120" style:parent-style-name="Policepardéfaut" style:family="text">
      <style:text-properties fo:color="#000000"/>
    </style:style>
    <style:style style:name="T121" style:parent-style-name="Policepardéfaut" style:family="text">
      <style:text-properties fo:color="#000000" fo:background-color="#81D41A"/>
    </style:style>
    <style:style style:name="T122" style:parent-style-name="Policepardéfaut" style:family="text">
      <style:text-properties fo:color="#000000"/>
    </style:style>
    <style:style style:name="P123" style:parent-style-name="Standard" style:family="paragraph">
      <style:paragraph-properties fo:margin-left="-0.2958in">
        <style:tab-stops/>
      </style:paragraph-properties>
    </style:style>
    <style:style style:name="T124" style:parent-style-name="Policepardéfaut" style:family="text">
      <style:text-properties fo:color="#000000"/>
    </style:style>
    <style:style style:name="T125" style:parent-style-name="Policepardéfaut" style:family="text">
      <style:text-properties fo:color="#000000" fo:background-color="#729FCF" style:text-underline-type="single" style:text-underline-style="solid" style:text-underline-width="auto" style:text-underline-mode="continuous"/>
    </style:style>
    <style:style style:name="T126" style:parent-style-name="Policepardéfaut" style:family="text">
      <style:text-properties fo:color="#000000"/>
    </style:style>
    <style:style style:name="T127" style:parent-style-name="Policepardéfaut" style:family="text">
      <style:text-properties fo:color="#000000" fo:background-color="#81D41A"/>
    </style:style>
    <style:style style:name="T128" style:parent-style-name="Policepardéfaut" style:family="text">
      <style:text-properties fo:color="#000000"/>
    </style:style>
    <style:style style:name="T129" style:parent-style-name="Policepardéfaut" style:family="text">
      <style:text-properties fo:color="#000000" fo:background-color="#81D41A"/>
    </style:style>
    <style:style style:name="T130" style:parent-style-name="Policepardéfaut" style:family="text">
      <style:text-properties fo:color="#000000"/>
    </style:style>
    <style:style style:name="P131" style:parent-style-name="Standard" style:family="paragraph">
      <style:paragraph-properties fo:margin-left="-0.2958in">
        <style:tab-stops/>
      </style:paragraph-properties>
    </style:style>
    <style:style style:name="T132" style:parent-style-name="Policepardéfaut" style:family="text">
      <style:text-properties fo:color="#000000"/>
    </style:style>
    <style:style style:name="T133" style:parent-style-name="Policepardéfaut" style:family="text">
      <style:text-properties fo:font-weight="bold" style:font-weight-asian="bold" style:font-weight-complex="bold" fo:color="#000000"/>
    </style:style>
    <style:style style:name="P134" style:parent-style-name="Standard" style:family="paragraph">
      <style:paragraph-properties fo:margin-left="-0.2958in">
        <style:tab-stops/>
      </style:paragraph-properties>
    </style:style>
    <style:style style:name="T135" style:parent-style-name="Policepardéfaut" style:family="text">
      <style:text-properties fo:color="#000000" style:text-underline-type="single" style:text-underline-style="solid" style:text-underline-width="auto" style:text-underline-mode="continuous"/>
    </style:style>
    <style:style style:name="T136" style:parent-style-name="Policepardéfaut" style:family="text">
      <style:text-properties fo:color="#000000"/>
    </style:style>
    <style:style style:name="P137" style:parent-style-name="Standard" style:family="paragraph">
      <style:paragraph-properties fo:margin-left="-0.2958in">
        <style:tab-stops/>
      </style:paragraph-properties>
      <style:text-properties fo:color="#000000"/>
    </style:style>
    <style:style style:name="P138" style:parent-style-name="Standard" style:family="paragraph">
      <style:paragraph-properties fo:margin-left="-0.2958in">
        <style:tab-stops/>
      </style:paragraph-properties>
    </style:style>
    <style:style style:name="T139" style:parent-style-name="Policepardéfaut" style:family="text">
      <style:text-properties fo:color="#000000" style:text-underline-type="single" style:text-underline-style="solid" style:text-underline-width="auto" style:text-underline-mode="continuous"/>
    </style:style>
    <style:style style:name="T140" style:parent-style-name="Policepardéfaut" style:family="text">
      <style:text-properties fo:color="#000000"/>
    </style:style>
    <style:style style:name="P141" style:parent-style-name="Standard" style:family="paragraph">
      <style:paragraph-properties fo:margin-left="-0.2958in">
        <style:tab-stops/>
      </style:paragraph-properties>
    </style:style>
    <style:style style:name="T142" style:parent-style-name="Policepardéfaut" style:family="text">
      <style:text-properties fo:color="#000000"/>
    </style:style>
    <style:style style:name="P143" style:parent-style-name="Standard" style:family="paragraph">
      <style:paragraph-properties fo:margin-left="-0.2958in">
        <style:tab-stops/>
      </style:paragraph-properties>
      <style:text-properties fo:color="#000000"/>
    </style:style>
    <style:style style:name="P144" style:parent-style-name="Standard" style:family="paragraph">
      <style:paragraph-properties fo:margin-left="-0.2958in">
        <style:tab-stops/>
      </style:paragraph-properties>
    </style:style>
    <style:style style:name="T145" style:parent-style-name="Policepardéfaut" style:family="text">
      <style:text-properties fo:color="#000000" style:text-underline-type="single" style:text-underline-style="solid" style:text-underline-width="auto" style:text-underline-mode="continuous"/>
    </style:style>
    <style:style style:name="T146" style:parent-style-name="Policepardéfaut" style:family="text">
      <style:text-properties fo:color="#000000"/>
    </style:style>
    <style:style style:name="P147" style:parent-style-name="Standard" style:family="paragraph">
      <style:paragraph-properties fo:margin-left="-0.2958in">
        <style:tab-stops/>
      </style:paragraph-properties>
      <style:text-properties fo:color="#000000"/>
    </style:style>
    <style:style style:name="P148" style:parent-style-name="Standard" style:family="paragraph">
      <style:paragraph-properties fo:margin-left="-0.2958in">
        <style:tab-stops/>
      </style:paragraph-properties>
      <style:text-properties fo:color="#000000"/>
    </style:style>
    <style:style style:name="P149" style:parent-style-name="Standard" style:family="paragraph">
      <style:paragraph-properties fo:margin-left="-0.2958in">
        <style:tab-stops/>
      </style:paragraph-properties>
      <style:text-properties fo:font-weight="bold" style:font-weight-asian="bold" style:font-weight-complex="bold" fo:color="#000000"/>
    </style:style>
    <style:style style:name="P150" style:parent-style-name="Standard" style:family="paragraph">
      <style:paragraph-properties fo:margin-left="-0.2958in">
        <style:tab-stops/>
      </style:paragraph-properties>
      <style:text-properties fo:font-weight="bold" style:font-weight-asian="bold" style:font-weight-complex="bold" fo:color="#000000"/>
    </style:style>
    <style:style style:name="P151" style:parent-style-name="Standard" style:family="paragraph">
      <style:paragraph-properties fo:margin-left="-0.2958in">
        <style:tab-stops/>
      </style:paragraph-properties>
      <style:text-properties fo:color="#000000"/>
    </style:style>
    <style:style style:name="P152" style:parent-style-name="Standard" style:family="paragraph">
      <style:paragraph-properties fo:margin-left="-0.2958in">
        <style:tab-stops/>
      </style:paragraph-properties>
      <style:text-properties fo:color="#000000"/>
    </style:style>
    <style:style style:name="P153" style:parent-style-name="Standard" style:family="paragraph">
      <style:paragraph-properties fo:margin-left="-0.2958in">
        <style:tab-stops/>
      </style:paragraph-properties>
      <style:text-properties fo:font-weight="bold" style:font-weight-asian="bold" style:font-weight-complex="bold" fo:color="#000000"/>
    </style:style>
    <style:style style:name="P154" style:parent-style-name="Standard" style:family="paragraph">
      <style:paragraph-properties fo:margin-left="-0.2958in">
        <style:tab-stops/>
      </style:paragraph-properties>
      <style:text-properties fo:font-weight="bold" style:font-weight-asian="bold" style:font-weight-complex="bold" fo:color="#000000"/>
    </style:style>
    <style:style style:name="P155" style:parent-style-name="Standard" style:family="paragraph">
      <style:paragraph-properties fo:margin-left="-0.2958in">
        <style:tab-stops/>
      </style:paragraph-properties>
      <style:text-properties fo:font-weight="bold" style:font-weight-asian="bold" style:font-weight-complex="bold" fo:color="#000000"/>
    </style:style>
    <style:style style:name="P156" style:parent-style-name="Standard" style:family="paragraph">
      <style:paragraph-properties fo:margin-left="-0.2958in">
        <style:tab-stops/>
      </style:paragraph-properties>
      <style:text-properties fo:color="#000000"/>
    </style:style>
    <style:style style:name="P157" style:parent-style-name="Paragraphedeliste" style:family="paragraph">
      <style:paragraph-properties fo:margin-left="0in">
        <style:tab-stops/>
      </style:paragraph-properties>
    </style:style>
    <style:style style:name="T158" style:parent-style-name="Policepardéfaut" style:family="text">
      <style:text-properties fo:color="#FF0000"/>
    </style:style>
    <style:style style:name="P159" style:parent-style-name="Paragraphedeliste" style:family="paragraph">
      <style:paragraph-properties fo:margin-left="0.75in">
        <style:tab-stops/>
      </style:paragraph-properties>
      <style:text-properties fo:color="#FF0000"/>
    </style:style>
    <style:style style:name="P160" style:parent-style-name="Paragraphedeliste" style:family="paragraph">
      <style:paragraph-properties fo:margin-left="-0.2958in" fo:text-indent="0.3944in">
        <style:tab-stops/>
      </style:paragraph-properties>
    </style:style>
    <style:style style:name="T161" style:parent-style-name="Policepardéfaut" style:family="text">
      <style:text-properties fo:background-color="#FFBF00"/>
    </style:style>
    <style:style style:name="T162" style:parent-style-name="Policepardéfaut" style:family="text">
      <style:text-properties fo:background-color="#FFBF00"/>
    </style:style>
    <style:style style:name="T163" style:parent-style-name="Policepardéfaut" style:family="text">
      <style:text-properties fo:background-color="#FFBF00"/>
    </style:style>
    <style:style style:name="T164" style:parent-style-name="Policepardéfaut" style:family="text">
      <style:text-properties fo:background-color="#729FCF"/>
    </style:style>
    <style:style style:name="T165" style:parent-style-name="Policepardéfaut" style:family="text">
      <style:text-properties fo:background-color="#81D41A"/>
    </style:style>
    <style:style style:name="T166" style:parent-style-name="Policepardéfaut" style:family="text">
      <style:text-properties fo:background-color="#FFBF00"/>
    </style:style>
    <style:style style:name="T167" style:parent-style-name="Policepardéfaut" style:family="text">
      <style:text-properties fo:background-color="#FFBF00"/>
    </style:style>
    <style:style style:name="T168" style:parent-style-name="Policepardéfaut" style:family="text">
      <style:text-properties fo:background-color="#729FCF"/>
    </style:style>
    <style:style style:name="T169" style:parent-style-name="Policepardéfaut" style:family="text">
      <style:text-properties fo:background-color="#FFBF00"/>
    </style:style>
    <style:style style:name="T170" style:parent-style-name="Policepardéfaut" style:family="text">
      <style:text-properties fo:background-color="#729FCF"/>
    </style:style>
    <style:style style:name="T171" style:parent-style-name="Policepardéfaut" style:family="text">
      <style:text-properties fo:background-color="#FFBF00"/>
    </style:style>
    <style:style style:name="T172" style:parent-style-name="Policepardéfaut" style:family="text">
      <style:text-properties fo:background-color="#729FCF"/>
    </style:style>
    <style:style style:name="P173" style:parent-style-name="Paragraphedeliste" style:family="paragraph">
      <style:paragraph-properties fo:margin-left="-0.2958in" fo:text-indent="0.3944in">
        <style:tab-stops/>
      </style:paragraph-properties>
    </style:style>
    <style:style style:name="T174" style:parent-style-name="Policepardéfaut" style:family="text">
      <style:text-properties fo:background-color="#FFBF00"/>
    </style:style>
    <style:style style:name="T175" style:parent-style-name="Policepardéfaut" style:family="text">
      <style:text-properties fo:background-color="#FFBF00"/>
    </style:style>
    <style:style style:name="T176" style:parent-style-name="Policepardéfaut" style:family="text">
      <style:text-properties fo:background-color="#FF4000"/>
    </style:style>
    <style:style style:name="T177" style:parent-style-name="Policepardéfaut" style:family="text">
      <style:text-properties fo:background-color="#FFBF00"/>
    </style:style>
    <style:style style:name="T178" style:parent-style-name="Policepardéfaut" style:family="text">
      <style:text-properties fo:background-color="#FFBF00"/>
    </style:style>
    <style:style style:name="T179" style:parent-style-name="Policepardéfaut" style:family="text">
      <style:text-properties fo:background-color="#FFBF00"/>
    </style:style>
    <style:style style:name="P180" style:parent-style-name="Paragraphedeliste" style:family="paragraph">
      <style:paragraph-properties fo:margin-left="-0.2958in">
        <style:tab-stops/>
      </style:paragraph-properties>
    </style:style>
    <style:style style:name="T181" style:parent-style-name="Policepardéfaut" style:family="text">
      <style:text-properties fo:background-color="#FFBF00"/>
    </style:style>
    <style:style style:name="T182" style:parent-style-name="Policepardéfaut" style:family="text">
      <style:text-properties fo:background-color="#729FCF"/>
    </style:style>
    <style:style style:name="T183" style:parent-style-name="Policepardéfaut" style:family="text">
      <style:text-properties fo:background-color="#81D41A"/>
    </style:style>
    <style:style style:name="T184" style:parent-style-name="Policepardéfaut" style:family="text">
      <style:text-properties fo:background-color="#81D41A"/>
    </style:style>
    <style:style style:name="T185" style:parent-style-name="Policepardéfaut" style:family="text">
      <style:text-properties fo:background-color="#81D41A"/>
    </style:style>
    <style:style style:name="T186" style:parent-style-name="Policepardéfaut" style:family="text">
      <style:text-properties fo:background-color="#81D41A"/>
    </style:style>
    <style:style style:name="T187" style:parent-style-name="Policepardéfaut" style:family="text">
      <style:text-properties fo:background-color="#FFBF00"/>
    </style:style>
    <style:style style:name="T188" style:parent-style-name="Policepardéfaut" style:family="text">
      <style:text-properties fo:background-color="#FFBF00"/>
    </style:style>
    <style:style style:name="T189" style:parent-style-name="Policepardéfaut" style:family="text">
      <style:text-properties fo:background-color="#FFBF00"/>
    </style:style>
    <style:style style:name="T190" style:parent-style-name="Policepardéfaut" style:family="text">
      <style:text-properties fo:background-color="#FFBF00"/>
    </style:style>
    <style:style style:name="T191" style:parent-style-name="Policepardéfaut" style:family="text">
      <style:text-properties fo:background-color="#FFBF00"/>
    </style:style>
    <style:style style:name="T192" style:parent-style-name="Policepardéfaut" style:family="text">
      <style:text-properties fo:background-color="#81D41A"/>
    </style:style>
    <style:style style:name="T193" style:parent-style-name="Policepardéfaut" style:family="text">
      <style:text-properties fo:background-color="#81D41A"/>
    </style:style>
    <style:style style:name="T194" style:parent-style-name="Policepardéfaut" style:family="text">
      <style:text-properties fo:background-color="#FFBF00"/>
    </style:style>
    <style:style style:name="T195" style:parent-style-name="Policepardéfaut" style:family="text">
      <style:text-properties fo:background-color="#FFBF00"/>
    </style:style>
    <style:style style:name="T196" style:parent-style-name="Policepardéfaut" style:family="text">
      <style:text-properties fo:background-color="#FFBF00"/>
    </style:style>
    <style:style style:name="T197" style:parent-style-name="Policepardéfaut" style:family="text">
      <style:text-properties fo:background-color="#FFBF00"/>
    </style:style>
    <style:style style:name="T198" style:parent-style-name="Policepardéfaut" style:family="text">
      <style:text-properties fo:background-color="#81D41A"/>
    </style:style>
    <style:style style:name="T199" style:parent-style-name="Policepardéfaut" style:family="text">
      <style:text-properties fo:background-color="#729FCF"/>
    </style:style>
    <style:style style:name="T200" style:parent-style-name="Policepardéfaut" style:family="text">
      <style:text-properties fo:background-color="#729FCF"/>
    </style:style>
    <style:style style:name="T201" style:parent-style-name="Policepardéfaut" style:family="text">
      <style:text-properties fo:background-color="#729FCF"/>
    </style:style>
    <style:style style:name="T202" style:parent-style-name="Policepardéfaut" style:family="text">
      <style:text-properties fo:background-color="#729FCF"/>
    </style:style>
    <style:style style:name="T203" style:parent-style-name="Policepardéfaut" style:family="text">
      <style:text-properties fo:background-color="#729FCF"/>
    </style:style>
    <style:style style:name="T204" style:parent-style-name="Policepardéfaut" style:family="text">
      <style:text-properties fo:background-color="#FF4000"/>
    </style:style>
    <style:style style:name="T205" style:parent-style-name="Policepardéfaut" style:family="text">
      <style:text-properties fo:background-color="#FF4000"/>
    </style:style>
    <style:style style:name="T206" style:parent-style-name="Policepardéfaut" style:family="text">
      <style:text-properties fo:background-color="#FF4000"/>
    </style:style>
    <style:style style:name="T207" style:parent-style-name="Policepardéfaut" style:family="text">
      <style:text-properties fo:background-color="#FF4000"/>
    </style:style>
    <style:style style:name="P208" style:parent-style-name="Paragraphedeliste" style:family="paragraph">
      <style:paragraph-properties fo:margin-left="-0.2958in">
        <style:tab-stops/>
      </style:paragraph-properties>
    </style:style>
    <style:style style:name="P209" style:parent-style-name="Standard" style:family="paragraph">
      <style:paragraph-properties fo:margin-left="-0.2958in">
        <style:tab-stops/>
      </style:paragraph-properties>
      <style:text-properties fo:font-weight="bold" style:font-weight-asian="bold" style:font-weight-complex="bold" fo:color="#000000"/>
    </style:style>
    <style:style style:name="P210" style:parent-style-name="Standard" style:family="paragraph">
      <style:paragraph-properties fo:margin-left="-0.2958in">
        <style:tab-stops/>
      </style:paragraph-properties>
      <style:text-properties fo:font-weight="bold" style:font-weight-asian="bold" style:font-weight-complex="bold" fo:color="#000000"/>
    </style:style>
    <style:style style:name="P211" style:parent-style-name="Standard" style:family="paragraph">
      <style:paragraph-properties fo:margin-left="-0.2958in">
        <style:tab-stops/>
      </style:paragraph-properties>
      <style:text-properties fo:color="#000000"/>
    </style:style>
    <style:style style:name="P212" style:parent-style-name="Standard" style:family="paragraph">
      <style:paragraph-properties fo:margin-left="-0.2958in">
        <style:tab-stops/>
      </style:paragraph-properties>
      <style:text-properties fo:color="#000000"/>
    </style:style>
    <style:style style:name="P213" style:parent-style-name="Standard" style:family="paragraph">
      <style:paragraph-properties fo:margin-left="-0.2958in">
        <style:tab-stops/>
      </style:paragraph-properties>
    </style:style>
    <style:style style:name="T214" style:parent-style-name="Policepardéfaut" style:family="text">
      <style:text-properties fo:color="#000000"/>
    </style:style>
    <style:style style:name="P215" style:parent-style-name="Standard" style:family="paragraph">
      <style:paragraph-properties fo:margin-left="-0.2958in">
        <style:tab-stops/>
      </style:paragraph-properties>
      <style:text-properties fo:color="#000000"/>
    </style:style>
    <style:style style:name="P216" style:parent-style-name="Standard" style:family="paragraph">
      <style:paragraph-properties fo:margin-left="-0.2958in">
        <style:tab-stops/>
      </style:paragraph-properties>
      <style:text-properties fo:color="#000000"/>
    </style:style>
    <style:style style:name="P217" style:parent-style-name="Paragraphedeliste" style:family="paragraph">
      <style:paragraph-properties fo:margin-left="-0.2958in" fo:text-indent="0.7875in">
        <style:tab-stops/>
      </style:paragraph-properties>
    </style:style>
    <style:style style:name="T218" style:parent-style-name="Policepardéfaut" style:family="text">
      <style:text-properties fo:background-color="#FFBF00"/>
    </style:style>
    <style:style style:name="T219" style:parent-style-name="Policepardéfaut" style:family="text">
      <style:text-properties fo:background-color="#FFBF00"/>
    </style:style>
    <style:style style:name="T220" style:parent-style-name="Policepardéfaut" style:family="text">
      <style:text-properties fo:background-color="#FFBF00"/>
    </style:style>
    <style:style style:name="T221" style:parent-style-name="Policepardéfaut" style:family="text">
      <style:text-properties fo:background-color="#FFBF00"/>
    </style:style>
    <style:style style:name="T222" style:parent-style-name="Policepardéfaut" style:family="text">
      <style:text-properties fo:background-color="#FF4000"/>
    </style:style>
    <style:style style:name="T223" style:parent-style-name="Policepardéfaut" style:family="text">
      <style:text-properties fo:background-color="#FF4000"/>
    </style:style>
    <style:style style:name="T224" style:parent-style-name="Policepardéfaut" style:family="text">
      <style:text-properties fo:background-color="#FF4000"/>
    </style:style>
    <style:style style:name="P225" style:parent-style-name="Paragraphedeliste" style:family="paragraph">
      <style:paragraph-properties fo:margin-left="-0.2958in">
        <style:tab-stops/>
      </style:paragraph-properties>
    </style:style>
    <style:style style:name="T226" style:parent-style-name="Policepardéfaut" style:family="text">
      <style:text-properties fo:background-color="#00FFFF"/>
    </style:style>
    <style:style style:name="T227" style:parent-style-name="Policepardéfaut" style:family="text">
      <style:text-properties fo:background-color="#00FFFF"/>
    </style:style>
    <style:style style:name="T228" style:parent-style-name="Policepardéfaut" style:family="text">
      <style:text-properties fo:background-color="#00FFFF"/>
    </style:style>
    <style:style style:name="T229" style:parent-style-name="Policepardéfaut" style:family="text">
      <style:text-properties fo:background-color="#00FFFF"/>
    </style:style>
    <style:style style:name="P230" style:parent-style-name="Paragraphedeliste" style:family="paragraph">
      <style:paragraph-properties fo:margin-left="-0.2958in">
        <style:tab-stops/>
      </style:paragraph-properties>
    </style:style>
    <style:style style:name="P231" style:parent-style-name="Paragraphedeliste" style:family="paragraph">
      <style:paragraph-properties fo:margin-left="-0.2958in">
        <style:tab-stops/>
      </style:paragraph-properties>
    </style:style>
    <style:style style:name="T232" style:parent-style-name="Policepardéfaut" style:family="text">
      <style:text-properties fo:color="#FF0000"/>
    </style:style>
    <style:style style:name="T233" style:parent-style-name="Policepardéfaut" style:family="text">
      <style:text-properties fo:color="#FF0000" fo:background-color="#FFBF00"/>
    </style:style>
    <style:style style:name="T234" style:parent-style-name="Policepardéfaut" style:family="text">
      <style:text-properties fo:color="#FF0000"/>
    </style:style>
    <style:style style:name="T235" style:parent-style-name="Policepardéfaut" style:family="text">
      <style:text-properties fo:color="#FF0000" fo:background-color="#FFBF00"/>
    </style:style>
    <style:style style:name="T236" style:parent-style-name="Policepardéfaut" style:family="text">
      <style:text-properties fo:color="#FF0000"/>
    </style:style>
    <style:style style:name="T237" style:parent-style-name="Policepardéfaut" style:family="text">
      <style:text-properties fo:color="#FF0000" fo:background-color="#B2B2B2"/>
    </style:style>
    <style:style style:name="T238" style:parent-style-name="Policepardéfaut" style:family="text">
      <style:text-properties fo:color="#FF0000"/>
    </style:style>
    <style:style style:name="T239" style:parent-style-name="Policepardéfaut" style:family="text">
      <style:text-properties fo:color="#FF0000" fo:background-color="#B2B2B2"/>
    </style:style>
    <style:style style:name="T240" style:parent-style-name="Policepardéfaut" style:family="text">
      <style:text-properties fo:color="#FF0000"/>
    </style:style>
    <style:style style:name="T241" style:parent-style-name="Policepardéfaut" style:family="text">
      <style:text-properties fo:color="#FF0000" fo:background-color="#B2B2B2"/>
    </style:style>
    <style:style style:name="T242" style:parent-style-name="Policepardéfaut" style:family="text">
      <style:text-properties fo:color="#FF0000"/>
    </style:style>
    <style:style style:name="T243" style:parent-style-name="Policepardéfaut" style:family="text">
      <style:text-properties fo:color="#FF0000" fo:background-color="#B2B2B2"/>
    </style:style>
    <style:style style:name="T244" style:parent-style-name="Policepardéfaut" style:family="text">
      <style:text-properties fo:color="#FF0000"/>
    </style:style>
    <style:style style:name="T245" style:parent-style-name="Policepardéfaut" style:family="text">
      <style:text-properties fo:color="#FF0000" fo:background-color="#FFBF00" style:text-underline-type="single" style:text-underline-style="solid" style:text-underline-width="auto" style:text-underline-mode="continuous"/>
    </style:style>
    <style:style style:name="T246" style:parent-style-name="Policepardéfaut" style:family="text">
      <style:text-properties fo:color="#FF0000"/>
    </style:style>
    <style:style style:name="T247" style:parent-style-name="Policepardéfaut" style:family="text">
      <style:text-properties fo:color="#FF0000" fo:background-color="#FFBF00" style:text-underline-type="single" style:text-underline-style="solid" style:text-underline-width="auto" style:text-underline-mode="continuous"/>
    </style:style>
    <style:style style:name="T248" style:parent-style-name="Policepardéfaut" style:family="text">
      <style:text-properties fo:color="#FF0000"/>
    </style:style>
    <style:style style:name="T249" style:parent-style-name="Policepardéfaut" style:family="text">
      <style:text-properties fo:color="#FF0000" fo:background-color="#FFBF00"/>
    </style:style>
    <style:style style:name="T250" style:parent-style-name="Policepardéfaut" style:family="text">
      <style:text-properties fo:color="#FF0000"/>
    </style:style>
    <style:style style:name="P251" style:parent-style-name="Paragraphedeliste" style:family="paragraph">
      <style:paragraph-properties fo:margin-left="-0.2958in">
        <style:tab-stops/>
      </style:paragraph-properties>
      <style:text-properties fo:color="#000000"/>
    </style:style>
    <style:style style:name="P252" style:parent-style-name="Standard" style:family="paragraph">
      <style:paragraph-properties fo:margin-left="-0.2958in">
        <style:tab-stops/>
      </style:paragraph-properties>
      <style:text-properties fo:font-weight="bold" style:font-weight-asian="bold" style:font-weight-complex="bold" fo:color="#000000"/>
    </style:style>
    <style:style style:name="P253" style:parent-style-name="Standard" style:family="paragraph">
      <style:paragraph-properties fo:margin-left="-0.2958in">
        <style:tab-stops/>
      </style:paragraph-properties>
      <style:text-properties fo:color="#000000"/>
    </style:style>
    <style:style style:name="P254" style:parent-style-name="Standard" style:family="paragraph">
      <style:paragraph-properties fo:margin-left="-0.2958in">
        <style:tab-stops/>
      </style:paragraph-properties>
      <style:text-properties fo:color="#000000"/>
    </style:style>
    <style:style style:name="P255" style:parent-style-name="Standard" style:family="paragraph">
      <style:paragraph-properties fo:margin-left="-0.2958in">
        <style:tab-stops/>
      </style:paragraph-properties>
    </style:style>
    <style:style style:name="T256" style:parent-style-name="Policepardéfaut" style:family="text">
      <style:text-properties fo:color="#000000" style:text-underline-type="single" style:text-underline-style="solid" style:text-underline-width="auto" style:text-underline-mode="continuous"/>
    </style:style>
    <style:style style:name="T257" style:parent-style-name="Policepardéfaut" style:family="text">
      <style:text-properties fo:color="#000000"/>
    </style:style>
    <style:style style:name="P258" style:parent-style-name="Standard" style:family="paragraph">
      <style:paragraph-properties fo:margin-left="-0.2958in">
        <style:tab-stops/>
      </style:paragraph-properties>
    </style:style>
    <style:style style:name="T259" style:parent-style-name="Policepardéfaut" style:family="text">
      <style:text-properties fo:color="#000000"/>
    </style:style>
    <style:style style:name="T260" style:parent-style-name="Policepardéfaut" style:family="text">
      <style:text-properties fo:color="#000000" fo:background-color="#81D41A"/>
    </style:style>
    <style:style style:name="T261" style:parent-style-name="Policepardéfaut" style:family="text">
      <style:text-properties fo:color="#000000"/>
    </style:style>
    <style:style style:name="T262" style:parent-style-name="Policepardéfaut" style:family="text">
      <style:text-properties fo:color="#000000" fo:background-color="#81D41A"/>
    </style:style>
    <style:style style:name="T263" style:parent-style-name="Policepardéfaut" style:family="text">
      <style:text-properties fo:color="#000000"/>
    </style:style>
    <style:style style:name="T264" style:parent-style-name="Policepardéfaut" style:family="text">
      <style:text-properties fo:color="#000000" fo:background-color="#FFBF00"/>
    </style:style>
    <style:style style:name="T265" style:parent-style-name="Policepardéfaut" style:family="text">
      <style:text-properties fo:color="#000000"/>
    </style:style>
    <style:style style:name="T266" style:parent-style-name="Policepardéfaut" style:family="text">
      <style:text-properties fo:color="#000000" fo:background-color="#81D41A"/>
    </style:style>
    <style:style style:name="T267" style:parent-style-name="Policepardéfaut" style:family="text">
      <style:text-properties fo:color="#000000"/>
    </style:style>
    <style:style style:name="T268" style:parent-style-name="Policepardéfaut" style:family="text">
      <style:text-properties fo:color="#000000" fo:background-color="#81D41A"/>
    </style:style>
    <style:style style:name="T269" style:parent-style-name="Policepardéfaut" style:family="text">
      <style:text-properties fo:color="#000000"/>
    </style:style>
    <style:style style:name="P270" style:parent-style-name="Standard" style:family="paragraph">
      <style:paragraph-properties fo:margin-left="-0.2958in">
        <style:tab-stops/>
      </style:paragraph-properties>
    </style:style>
    <style:style style:name="T271" style:parent-style-name="Policepardéfaut" style:family="text">
      <style:text-properties fo:color="#000000"/>
    </style:style>
    <style:style style:name="T272" style:parent-style-name="Policepardéfaut" style:family="text">
      <style:text-properties fo:color="#000000" fo:background-color="#FFBF00"/>
    </style:style>
    <style:style style:name="T273" style:parent-style-name="Policepardéfaut" style:family="text">
      <style:text-properties fo:color="#000000"/>
    </style:style>
    <style:style style:name="T274" style:parent-style-name="Policepardéfaut" style:family="text">
      <style:text-properties fo:color="#000000" fo:background-color="#81D41A"/>
    </style:style>
    <style:style style:name="T275" style:parent-style-name="Policepardéfaut" style:family="text">
      <style:text-properties fo:color="#000000"/>
    </style:style>
    <style:style style:name="T276" style:parent-style-name="Policepardéfaut" style:family="text">
      <style:text-properties fo:color="#000000" fo:background-color="#FFBF00"/>
    </style:style>
    <style:style style:name="T277" style:parent-style-name="Policepardéfaut" style:family="text">
      <style:text-properties fo:color="#000000"/>
    </style:style>
    <style:style style:name="P278" style:parent-style-name="Standard" style:family="paragraph">
      <style:paragraph-properties fo:margin-left="-0.2958in">
        <style:tab-stops/>
      </style:paragraph-properties>
      <style:text-properties fo:color="#000000"/>
    </style:style>
    <style:style style:name="P279" style:parent-style-name="Standard" style:family="paragraph">
      <style:paragraph-properties fo:margin-left="-0.2958in">
        <style:tab-stops/>
      </style:paragraph-properties>
    </style:style>
    <style:style style:name="T280" style:parent-style-name="Policepardéfaut" style:family="text">
      <style:text-properties fo:color="#000000" style:text-underline-type="single" style:text-underline-style="solid" style:text-underline-width="auto" style:text-underline-mode="continuous"/>
    </style:style>
    <style:style style:name="T281" style:parent-style-name="Policepardéfaut" style:family="text">
      <style:text-properties fo:color="#000000"/>
    </style:style>
    <style:style style:name="P282" style:parent-style-name="Standard" style:family="paragraph">
      <style:paragraph-properties fo:margin-left="-0.2958in">
        <style:tab-stops/>
      </style:paragraph-properties>
      <style:text-properties fo:color="#000000"/>
    </style:style>
    <style:style style:name="P283" style:parent-style-name="Standard" style:family="paragraph">
      <style:paragraph-properties fo:margin-left="-0.2958in">
        <style:tab-stops/>
      </style:paragraph-properties>
    </style:style>
    <style:style style:name="T284" style:parent-style-name="Policepardéfaut" style:family="text">
      <style:text-properties fo:color="#000000" style:text-underline-type="single" style:text-underline-style="solid" style:text-underline-width="auto" style:text-underline-mode="continuous"/>
    </style:style>
    <style:style style:name="T285" style:parent-style-name="Policepardéfaut" style:family="text">
      <style:text-properties fo:color="#000000"/>
    </style:style>
    <style:style style:name="P286" style:parent-style-name="Standard" style:family="paragraph">
      <style:paragraph-properties fo:margin-left="-0.2958in">
        <style:tab-stops/>
      </style:paragraph-properties>
      <style:text-properties fo:color="#000000"/>
    </style:style>
    <style:style style:name="P287" style:parent-style-name="Standard" style:family="paragraph">
      <style:paragraph-properties fo:margin-left="-0.2958in">
        <style:tab-stops/>
      </style:paragraph-properties>
    </style:style>
    <style:style style:name="T288" style:parent-style-name="Policepardéfaut" style:family="text">
      <style:text-properties fo:color="#000000" style:text-underline-type="single" style:text-underline-style="solid" style:text-underline-width="auto" style:text-underline-mode="continuous"/>
    </style:style>
    <style:style style:name="T289" style:parent-style-name="Policepardéfaut" style:family="text">
      <style:text-properties fo:color="#000000"/>
    </style:style>
    <style:style style:name="P290" style:parent-style-name="Standard" style:family="paragraph">
      <style:paragraph-properties fo:margin-left="-0.2958in">
        <style:tab-stops/>
      </style:paragraph-properties>
      <style:text-properties fo:color="#000000"/>
    </style:style>
    <style:style style:name="P291" style:parent-style-name="Standard" style:family="paragraph">
      <style:paragraph-properties fo:margin-left="-0.2958in">
        <style:tab-stops/>
      </style:paragraph-properties>
      <style:text-properties fo:color="#000000"/>
    </style:style>
    <style:style style:name="P292" style:parent-style-name="Standard" style:family="paragraph">
      <style:paragraph-properties fo:margin-left="-0.2958in">
        <style:tab-stops/>
      </style:paragraph-properties>
      <style:text-properties fo:font-weight="bold" style:font-weight-asian="bold" style:font-weight-complex="bold" fo:color="#000000"/>
    </style:style>
    <style:style style:name="P293" style:parent-style-name="Standard" style:family="paragraph">
      <style:paragraph-properties fo:margin-left="-0.2958in">
        <style:tab-stops/>
      </style:paragraph-properties>
      <style:text-properties fo:color="#000000"/>
    </style:style>
    <style:style style:name="P294" style:parent-style-name="Standard" style:family="paragraph">
      <style:paragraph-properties fo:margin-left="-0.2958in">
        <style:tab-stops/>
      </style:paragraph-properties>
    </style:style>
    <style:style style:name="T295" style:parent-style-name="Policepardéfaut" style:family="text">
      <style:text-properties fo:color="#000000"/>
    </style:style>
    <style:style style:name="P296" style:parent-style-name="Standard" style:family="paragraph">
      <style:paragraph-properties fo:margin-left="-0.2958in">
        <style:tab-stops/>
      </style:paragraph-properties>
      <style:text-properties fo:color="#000000"/>
    </style:style>
    <style:style style:name="P297" style:parent-style-name="Standard" style:family="paragraph">
      <style:paragraph-properties fo:margin-left="-0.2958in">
        <style:tab-stops/>
      </style:paragraph-properties>
    </style:style>
    <style:style style:name="T298" style:parent-style-name="Policepardéfaut" style:family="text">
      <style:text-properties fo:color="#000000"/>
    </style:style>
    <style:style style:name="P299" style:parent-style-name="Standard" style:family="paragraph">
      <style:paragraph-properties fo:margin-left="-0.2958in">
        <style:tab-stops/>
      </style:paragraph-properties>
      <style:text-properties fo:color="#000000"/>
    </style:style>
    <style:style style:name="P300" style:parent-style-name="Standard" style:family="paragraph">
      <style:paragraph-properties fo:margin-left="-0.2958in">
        <style:tab-stops/>
      </style:paragraph-properties>
      <style:text-properties fo:font-weight="bold" style:font-weight-asian="bold" style:font-weight-complex="bold" fo:color="#000000"/>
    </style:style>
    <style:style style:name="P301" style:parent-style-name="Standard" style:family="paragraph">
      <style:paragraph-properties fo:margin-left="-0.2958in">
        <style:tab-stops/>
      </style:paragraph-properties>
      <style:text-properties fo:font-weight="bold" style:font-weight-asian="bold" style:font-weight-complex="bold" fo:color="#000000" style:text-underline-type="single" style:text-underline-style="solid" style:text-underline-width="auto" style:text-underline-mode="continuous"/>
    </style:style>
    <style:style style:name="P302" style:parent-style-name="Paragraphedeliste" style:family="paragraph">
      <style:paragraph-properties fo:margin-left="0in">
        <style:tab-stops/>
      </style:paragraph-properties>
    </style:style>
    <style:style style:name="T303" style:parent-style-name="Policepardéfaut" style:family="text">
      <style:text-properties fo:color="#FF0000" style:text-underline-type="single" style:text-underline-style="solid" style:text-underline-width="auto" style:text-underline-mode="continuous"/>
    </style:style>
    <style:style style:name="P304" style:parent-style-name="Paragraphedeliste" style:family="paragraph">
      <style:paragraph-properties fo:margin-left="-0.2958in">
        <style:tab-stops/>
      </style:paragraph-properties>
      <style:text-properties fo:color="#FF0000"/>
    </style:style>
    <style:style style:name="P305" style:parent-style-name="Paragraphedeliste" style:family="paragraph">
      <style:paragraph-properties fo:margin-left="-0.2958in" fo:text-indent="0.2958in">
        <style:tab-stops/>
      </style:paragraph-properties>
    </style:style>
    <style:style style:name="T306" style:parent-style-name="Policepardéfaut" style:family="text">
      <style:text-properties fo:background-color="#FFBF00"/>
    </style:style>
    <style:style style:name="T307" style:parent-style-name="Policepardéfaut" style:family="text">
      <style:text-properties fo:background-color="#FFBF00"/>
    </style:style>
    <style:style style:name="T308" style:parent-style-name="Policepardéfaut" style:family="text">
      <style:text-properties fo:background-color="#FFBF00"/>
    </style:style>
    <style:style style:name="T309" style:parent-style-name="Policepardéfaut" style:family="text">
      <style:text-properties fo:background-color="#FFBF00"/>
    </style:style>
    <style:style style:name="P310" style:parent-style-name="Paragraphedeliste" style:family="paragraph">
      <style:paragraph-properties fo:margin-left="-0.2958in">
        <style:tab-stops/>
      </style:paragraph-properties>
    </style:style>
    <style:style style:name="T311" style:parent-style-name="Policepardéfaut" style:family="text">
      <style:text-properties fo:background-color="#FFBF00"/>
    </style:style>
    <style:style style:name="T312" style:parent-style-name="Policepardéfaut" style:family="text">
      <style:text-properties fo:background-color="#81D41A"/>
    </style:style>
    <style:style style:name="T313" style:parent-style-name="Policepardéfaut" style:family="text">
      <style:text-properties fo:background-color="#81D41A"/>
    </style:style>
    <style:style style:name="T314" style:parent-style-name="Policepardéfaut" style:family="text">
      <style:text-properties fo:background-color="#81D41A"/>
    </style:style>
    <style:style style:name="T315" style:parent-style-name="Policepardéfaut" style:family="text">
      <style:text-properties fo:background-color="#FFBF00"/>
    </style:style>
    <style:style style:name="T316" style:parent-style-name="Policepardéfaut" style:family="text">
      <style:text-properties fo:background-color="#FFBF00"/>
    </style:style>
    <style:style style:name="T317" style:parent-style-name="Policepardéfaut" style:family="text">
      <style:text-properties fo:background-color="#EA7500"/>
    </style:style>
    <style:style style:name="T318" style:parent-style-name="Policepardéfaut" style:family="text">
      <style:text-properties fo:background-color="#EA7500"/>
    </style:style>
    <style:style style:name="T319" style:parent-style-name="Policepardéfaut" style:family="text">
      <style:text-properties fo:background-color="#81D41A"/>
    </style:style>
    <style:style style:name="T320" style:parent-style-name="Policepardéfaut" style:family="text">
      <style:text-properties fo:background-color="#81D41A"/>
    </style:style>
    <style:style style:name="T321" style:parent-style-name="Policepardéfaut" style:family="text">
      <style:text-properties fo:background-color="#FF4000"/>
    </style:style>
    <style:style style:name="P322" style:parent-style-name="Paragraphedeliste" style:family="paragraph">
      <style:paragraph-properties fo:margin-left="-0.2958in" fo:text-indent="0.2958in">
        <style:tab-stops/>
      </style:paragraph-properties>
    </style:style>
    <style:style style:name="T323" style:parent-style-name="Policepardéfaut" style:family="text">
      <style:text-properties fo:background-color="#FF4000"/>
    </style:style>
    <style:style style:name="T324" style:parent-style-name="Policepardéfaut" style:family="text">
      <style:text-properties fo:background-color="#81D41A"/>
    </style:style>
    <style:style style:name="T325" style:parent-style-name="Policepardéfaut" style:family="text">
      <style:text-properties fo:background-color="#81D41A"/>
    </style:style>
    <style:style style:name="T326" style:parent-style-name="Policepardéfaut" style:family="text">
      <style:text-properties fo:background-color="#81D41A"/>
    </style:style>
    <style:style style:name="T327" style:parent-style-name="Policepardéfaut" style:family="text">
      <style:text-properties fo:font-weight="bold" style:font-weight-asian="bold" style:font-weight-complex="bold" fo:color="#000000"/>
    </style:style>
    <style:style style:name="T328" style:parent-style-name="Policepardéfaut" style:family="text">
      <style:text-properties fo:background-color="#5983B0"/>
    </style:style>
    <style:style style:name="P329" style:parent-style-name="Paragraphedeliste" style:family="paragraph">
      <style:paragraph-properties fo:margin-left="-0.2958in" fo:text-indent="0.2958in">
        <style:tab-stops/>
      </style:paragraph-properties>
    </style:style>
    <style:style style:name="P330" style:parent-style-name="Paragraphedeliste" style:family="paragraph">
      <style:paragraph-properties fo:margin-left="-0.2958in" fo:text-indent="0.2958in">
        <style:tab-stops/>
      </style:paragraph-properties>
    </style:style>
    <style:style style:name="T331" style:parent-style-name="Policepardéfaut" style:family="text">
      <style:text-properties fo:background-color="#FFBF00"/>
    </style:style>
    <style:style style:name="T332" style:parent-style-name="Policepardéfaut" style:family="text">
      <style:text-properties fo:background-color="#FFBF00"/>
    </style:style>
    <style:style style:name="T333" style:parent-style-name="Policepardéfaut" style:family="text">
      <style:text-properties fo:background-color="#FFBF00"/>
    </style:style>
    <style:style style:name="T334" style:parent-style-name="Policepardéfaut" style:family="text">
      <style:text-properties fo:background-color="#729FCF"/>
    </style:style>
    <style:style style:name="T335" style:parent-style-name="Policepardéfaut" style:family="text">
      <style:text-properties fo:background-color="#729FCF"/>
    </style:style>
    <style:style style:name="T336" style:parent-style-name="Policepardéfaut" style:family="text">
      <style:text-properties fo:background-color="#729FCF"/>
    </style:style>
    <style:style style:name="T337" style:parent-style-name="Policepardéfaut" style:family="text">
      <style:text-properties fo:background-color="#EA7500"/>
    </style:style>
    <style:style style:name="P338" style:parent-style-name="Paragraphedeliste" style:family="paragraph">
      <style:paragraph-properties fo:margin-left="-0.2958in">
        <style:tab-stops/>
      </style:paragraph-properties>
    </style:style>
    <style:style style:name="T339" style:parent-style-name="Policepardéfaut" style:family="text">
      <style:text-properties fo:background-color="#FFBF00"/>
    </style:style>
    <style:style style:name="T340" style:parent-style-name="Policepardéfaut" style:family="text">
      <style:text-properties fo:background-color="#EA7500"/>
    </style:style>
    <style:style style:name="T341" style:parent-style-name="Policepardéfaut" style:family="text">
      <style:text-properties fo:background-color="#EA7500"/>
    </style:style>
    <style:style style:name="T342" style:parent-style-name="Policepardéfaut" style:family="text">
      <style:text-properties fo:font-weight="bold" style:font-weight-asian="bold" style:font-weight-complex="bold"/>
    </style:style>
    <style:style style:name="T343" style:parent-style-name="Policepardéfaut" style:family="text">
      <style:text-properties fo:background-color="#FFBF00"/>
    </style:style>
    <style:style style:name="T344" style:parent-style-name="Policepardéfaut" style:family="text">
      <style:text-properties fo:background-color="#FFBF00"/>
    </style:style>
    <style:style style:name="T345" style:parent-style-name="Policepardéfaut" style:family="text">
      <style:text-properties fo:background-color="#FFBF00"/>
    </style:style>
    <style:style style:name="T346" style:parent-style-name="Policepardéfaut" style:family="text">
      <style:text-properties fo:background-color="#EA7500"/>
    </style:style>
    <style:style style:name="T347" style:parent-style-name="Policepardéfaut" style:family="text">
      <style:text-properties fo:font-weight="bold" style:font-weight-asian="bold" style:font-weight-complex="bold"/>
    </style:style>
    <style:style style:name="P348" style:parent-style-name="Paragraphedeliste" style:family="paragraph">
      <style:paragraph-properties fo:margin-left="-0.2958in">
        <style:tab-stops/>
      </style:paragraph-properties>
    </style:style>
    <style:style style:name="T349" style:parent-style-name="Policepardéfaut" style:family="text">
      <style:text-properties fo:background-color="#EA7500"/>
    </style:style>
    <style:style style:name="T350" style:parent-style-name="Policepardéfaut" style:family="text">
      <style:text-properties fo:background-color="#EA7500"/>
    </style:style>
    <style:style style:name="P351" style:parent-style-name="Paragraphedeliste" style:family="paragraph">
      <style:paragraph-properties fo:margin-left="-0.2958in">
        <style:tab-stops/>
      </style:paragraph-properties>
      <style:text-properties fo:color="#FF0000"/>
    </style:style>
    <style:style style:name="P352" style:parent-style-name="Paragraphedeliste" style:family="paragraph">
      <style:paragraph-properties fo:margin-left="-0.2958in">
        <style:tab-stops/>
      </style:paragraph-properties>
    </style:style>
    <style:style style:name="T353" style:parent-style-name="Policepardéfaut" style:family="text">
      <style:text-properties fo:color="#FF0000"/>
    </style:style>
    <style:style style:name="T354" style:parent-style-name="Policepardéfaut" style:family="text">
      <style:text-properties fo:color="#FF0000" fo:background-color="#FFBF00"/>
    </style:style>
    <style:style style:name="T355" style:parent-style-name="Policepardéfaut" style:family="text">
      <style:text-properties fo:color="#FF0000"/>
    </style:style>
    <style:style style:name="T356" style:parent-style-name="Policepardéfaut" style:family="text">
      <style:text-properties fo:color="#FF0000" fo:background-color="#FFBF00"/>
    </style:style>
    <style:style style:name="T357" style:parent-style-name="Policepardéfaut" style:family="text">
      <style:text-properties fo:color="#FF0000"/>
    </style:style>
    <style:style style:name="T358" style:parent-style-name="Policepardéfaut" style:family="text">
      <style:text-properties fo:color="#FF0000" fo:background-color="#B2B2B2"/>
    </style:style>
    <style:style style:name="T359" style:parent-style-name="Policepardéfaut" style:family="text">
      <style:text-properties fo:color="#FF0000"/>
    </style:style>
    <style:style style:name="T360" style:parent-style-name="Policepardéfaut" style:family="text">
      <style:text-properties fo:color="#FF0000" fo:background-color="#B2B2B2"/>
    </style:style>
    <style:style style:name="T361" style:parent-style-name="Policepardéfaut" style:family="text">
      <style:text-properties fo:color="#FF0000"/>
    </style:style>
    <style:style style:name="T362" style:parent-style-name="Policepardéfaut" style:family="text">
      <style:text-properties fo:color="#FF0000" fo:background-color="#81D41A"/>
    </style:style>
    <style:style style:name="T363" style:parent-style-name="Policepardéfaut" style:family="text">
      <style:text-properties fo:color="#FF0000"/>
    </style:style>
    <style:style style:name="T364" style:parent-style-name="Policepardéfaut" style:family="text">
      <style:text-properties fo:color="#FF0000" fo:background-color="#B2B2B2"/>
    </style:style>
    <style:style style:name="T365" style:parent-style-name="Policepardéfaut" style:family="text">
      <style:text-properties fo:color="#FF0000"/>
    </style:style>
    <style:style style:name="T366" style:parent-style-name="Policepardéfaut" style:family="text">
      <style:text-properties fo:color="#FF0000" fo:background-color="#B2B2B2"/>
    </style:style>
    <style:style style:name="T367" style:parent-style-name="Policepardéfaut" style:family="text">
      <style:text-properties fo:color="#FF0000"/>
    </style:style>
    <style:style style:name="T368" style:parent-style-name="Policepardéfaut" style:family="text">
      <style:text-properties fo:color="#FF0000" fo:background-color="#999999"/>
    </style:style>
    <style:style style:name="T369" style:parent-style-name="Policepardéfaut" style:family="text">
      <style:text-properties fo:color="#FF0000"/>
    </style:style>
    <style:style style:name="T370" style:parent-style-name="Policepardéfaut" style:family="text">
      <style:text-properties fo:color="#FF0000" fo:background-color="#999999"/>
    </style:style>
    <style:style style:name="T371" style:parent-style-name="Policepardéfaut" style:family="text">
      <style:text-properties fo:color="#FF0000"/>
    </style:style>
    <style:style style:name="P372" style:parent-style-name="Paragraphedeliste" style:family="paragraph">
      <style:paragraph-properties fo:margin-left="-0.2958in">
        <style:tab-stops/>
      </style:paragraph-properties>
      <style:text-properties fo:color="#FF0000"/>
    </style:style>
    <style:style style:name="P373" style:parent-style-name="Paragraphedeliste" style:family="paragraph">
      <style:paragraph-properties fo:margin-left="-0.2958in">
        <style:tab-stops/>
      </style:paragraph-properties>
      <style:text-properties fo:color="#FF0000"/>
    </style:style>
    <style:style style:name="P374" style:parent-style-name="Paragraphedeliste" style:family="paragraph">
      <style:paragraph-properties fo:margin-left="-0.2958in">
        <style:tab-stops/>
      </style:paragraph-properties>
    </style:style>
    <style:style style:name="T375" style:parent-style-name="Policepardéfaut" style:family="text">
      <style:text-properties fo:color="#FF0000"/>
    </style:style>
    <style:style style:name="T376" style:parent-style-name="Policepardéfaut" style:family="text">
      <style:text-properties fo:color="#FF0000" fo:background-color="#FFBF00"/>
    </style:style>
    <style:style style:name="T377" style:parent-style-name="Policepardéfaut" style:family="text">
      <style:text-properties fo:color="#FF0000"/>
    </style:style>
    <style:style style:name="T378" style:parent-style-name="Policepardéfaut" style:family="text">
      <style:text-properties fo:color="#FF0000" fo:background-color="#FFBF00"/>
    </style:style>
    <style:style style:name="T379" style:parent-style-name="Policepardéfaut" style:family="text">
      <style:text-properties fo:color="#FF0000"/>
    </style:style>
    <style:style style:name="T380" style:parent-style-name="Policepardéfaut" style:family="text">
      <style:text-properties fo:color="#FF0000" fo:background-color="#FFBF00"/>
    </style:style>
    <style:style style:name="T381" style:parent-style-name="Policepardéfaut" style:family="text">
      <style:text-properties fo:color="#FF0000"/>
    </style:style>
    <style:style style:name="T382" style:parent-style-name="Policepardéfaut" style:family="text">
      <style:text-properties fo:color="#FF0000" fo:background-color="#FFBF00"/>
    </style:style>
    <style:style style:name="T383" style:parent-style-name="Policepardéfaut" style:family="text">
      <style:text-properties fo:color="#FF0000"/>
    </style:style>
    <style:style style:name="T384" style:parent-style-name="Policepardéfaut" style:family="text">
      <style:text-properties fo:color="#FF0000" fo:background-color="#999999"/>
    </style:style>
    <style:style style:name="T385" style:parent-style-name="Policepardéfaut" style:family="text">
      <style:text-properties fo:color="#FF0000"/>
    </style:style>
    <style:style style:name="T386" style:parent-style-name="Policepardéfaut" style:family="text">
      <style:text-properties fo:color="#FF0000" fo:background-color="#999999"/>
    </style:style>
    <style:style style:name="T387" style:parent-style-name="Policepardéfaut" style:family="text">
      <style:text-properties fo:color="#FF0000"/>
    </style:style>
    <style:style style:name="T388" style:parent-style-name="Policepardéfaut" style:family="text">
      <style:text-properties fo:color="#FF0000" fo:background-color="#999999"/>
    </style:style>
  </office:automatic-styles>
  <office:body>
    <office:text text:use-soft-page-breaks="true">
      <text:p text:style-name="P1">L4 : Les anomalies de la méiose et leurs conséquences</text:p>
      <text:p text:style-name="P2"/>
      <text:p text:style-name="Standard"><text:span text:style-name="T3">Constat </text:span>:</text:p>
      <text:p text:style-name="Standard">Bien que notre espèce soit classiquement caractérisé par un caryotype de formule chromosomique 2n=46, certains individus présentent un nombre anormal de chromosomes, comme pour ceux atteint de trisomie 21<text:s/><text:span text:style-name="T4">[1]</text:span></text:p>
      <text:p text:style-name="Standard"/>
      <text:p text:style-name="Standard"><text:span text:style-name="T5">Pb </text:span>: On va chercher à comprendre comment peut se former un caryotype anormal de type 2n=47 (+21)</text:p>
      <text:p text:style-name="P6"/>
      <text:p text:style-name="Standard"><text:span text:style-name="T7">Hypothèse </text:span>:</text:p>
      <text:p text:style-name="Standard">-Il pourrait ne pas y avoir séparation des 2 chromosomes 21 lors du brassage inter</text:p>
      <text:p text:style-name="Standard">chromosomique de la première division de méiose</text:p>
      <text:p text:style-name="Standard">-Il pourrait ne pas y avoir séparation des 2 chromatides d’un chromosome 21 lors de la deuxième division<text:line-break/></text:p>
      <text:p text:style-name="Standard"><text:span text:style-name="T8">Stratégie </text:span>:</text:p>
      <text:list text:style-name="LFO3" text:continue-numbering="true">
        <text:list-item>
          <text:p text:style-name="P9">il faut dresser le caryotype de gamètes, chez des personnes à risque, pour tenter de visualiser la présence de 2 chromosomes 21 ou l’absence de chromosomes 21</text:p>
        </text:list-item>
        <text:list-item>
          <text:p text:style-name="P10">suivre la méiose chez un individu à risque après avoir marqué les chromosomes 21</text:p>
        </text:list-item>
      </text:list>
      <text:p text:style-name="Standard"/>
      <text:p text:style-name="Standard">personnes à risque = couples au plus proche de ménopause<text:s/><text:span text:style-name="T11">[8 bis]</text:span></text:p>
      <text:p text:style-name="Standard"/>
      <text:p text:style-name="Standard">analyse de document<text:s/><text:span text:style-name="T12">[5 activité trisomie 21] </text:span>:</text:p>
      <text:p text:style-name="Standard">Le document 1 présente les caryotypes d’ovocytes d’une femme de 45 ans. On remarque l’absence de chromosomes 21 pour le premier, caryotype à un chromosome<text:span text:style-name="T13">(-→ bien gamètes) à 2 chromatides<text:s/></text:span><text:span text:style-name="T14">(issu donc de la première phase de la méiose)</text:span><text:s/><text:span text:style-name="T15">pas là, mettre dans connaissance</text:span>, contrairement au second caryotype d’un autre ovocyte portant non 1 mais 2 chromosomes 21, y <text:s/>compris au 21. Or, on sait qu’un ovocyte est la cellule qui précède l’ovule (cellules reproductrice), qui subira les méioses.<text:s/><text:span text:style-name="T16">On en déduit qu’un ovocyte est capable de se trouver avec deux ch ou sans.</text:span><text:s/><text:span text:style-name="T17">On en déduit<text:s/></text:span><text:span text:style-name="T18">qu’à priori</text:span><text:span text:style-name="T19"><text:s/>pour obtenir des caryotypes anormaux comme cela il faut qu’une anomalie est eu lieu lors de première méiose</text:span></text:p>
      <text:p text:style-name="Standard"/>
      <text:p text:style-name="P20">Rq : caryotype souvent avec des ch tordus</text:p>
      <text:p text:style-name="P21">dès qu’un caryotype avec au moins quelques ch à 2 chromatides → tous en ont 2</text:p>
      <text:p text:style-name="Standard"><text:span text:style-name="T22"><text:s/></text:span><text:span text:style-name="T23"><text:s/></text:span><text:span text:style-name="T24">On passe au doc 2 pour confirmer hypothèse ou pas</text:span></text:p>
      <text:p text:style-name="P25">Rq : utiliser les doc pour confirmer hypothèse ou au contraire la péter</text:p>
      <text:p text:style-name="P26"/>
      <text:p text:style-name="Standard">Dans le doc 2, on suit les position de 2ch homologues au cours de méiose I. On voit lors de prophase 1 ch séparés, puis lors de métaphase 1 s’assemblent<text:s/><text:span text:style-name="T27">et sont collés l’un à l’autre,</text:span><text:span text:style-name="T28"><text:s/>mais les 2 semblent d’un seul côté du plan équatorial</text:span><text:span text:style-name="T29">, et lors de télophase se trouve du même côté du plan équatorial. Or, on sait qu’à la suite de métaphase 1 les ch homologues doivent se séparer de part et d’autre du plan équatorial. On en déduit que c’est bien lors<text:s/></text:span><text:soft-page-break/><text:span text:style-name="T30">de méiose I qu’a lieu cette anomalie où 2ch homologues se trouvent dans la même cellule fille, particulièrement en métaphase 1.</text:span></text:p>
      <text:p text:style-name="P31"/>
      <text:p text:style-name="Standard"><text:span text:style-name="T32">correction<text:s/></text:span><text:span text:style-name="T33">[6]</text:span></text:p>
      <text:p text:style-name="P34"/>
      <text:p text:style-name="Standard"><text:span text:style-name="T35">rq : lors de bac souvent sujet qui contredit cours : il faut user du cours pour réussir</text:span></text:p>
      <text:p text:style-name="P36"/>
      <text:p text:style-name="P37">rq : anomalie lors de méiose II possible, bien que très minoritaire</text:p>
      <text:p text:style-name="P38"/>
      <text:p text:style-name="P39">[L4-1]</text:p>
      <text:p text:style-name="Standard"><text:span text:style-name="T40">schéma<text:s/></text:span><text:span text:style-name="T41">[7]</text:span></text:p>
      <text:p text:style-name="Standard"><text:span text:style-name="T42">s’entraîner sur<text:s/></text:span><text:span text:style-name="T43">[8]<text:s/></text:span><text:span text:style-name="T44">avec X0, XYY et</text:span></text:p>
      <text:p text:style-name="P45"/>
      <text:list text:style-name="WWNum7">
        <text:list-item text:start-value="1">
          <text:p text:style-name="P46">Un exemple d’anomalie chromosomique, la trisomie 21 :</text:p>
        </text:list-item>
      </text:list>
      <text:p text:style-name="P47">La trisomie 21 est l’<text:span text:style-name="T48">anomalie chromosomique</text:span><text:s/>la plus fréquente car elle touche 1 personne sur 750. Elle provient, majoritairement, d’un mouvement anormal d’un des 2 chromosomes 21 lors de la première division méiotique à l’origine des spermatozoïdes ou des ovocytes : les chromosomes<text:s/><text:span text:style-name="T49">homologues</text:span><text:s/><text:span text:style-name="T50">ne se séparent pas</text:span>. Plus rarement, il peut y avoir<text:s/><text:span text:style-name="T51">non</text:span><text:s/><text:span text:style-name="T52">séparation des chromatides</text:span><text:s/>du chromosomes 21 lors de la<text:s/><text:span text:style-name="T53">seconde</text:span><text:s/>division méiotique.</text:p>
      <text:p text:style-name="P54">Dans les deux cas, les<text:s/><text:span text:style-name="T55">gamètes</text:span><text:s/>formés vont donc présenter un<text:s/><text:span text:style-name="T56">nombre inhabituel</text:span><text:s/>de chromosomes tout comme le<text:s/><text:span text:style-name="T57">zygote</text:span>, en cas de fécondation.</text:p>
      <text:p text:style-name="P58">Cette anomalie est source de troubles divers comme un retard mental, une nuque large, des doigts courts etc.</text:p>
      <text:p text:style-name="P59"><text:span text:style-name="T60">D’autres</text:span><text:s/>anomalies chromosomiques<text:s/><text:span text:style-name="T61">viables</text:span><text:s/><text:span text:style-name="T62">existent</text:span><text:s/>et tout particulièrement au niveau des gonosomes : syndrome de Turner (X0), de Klinefelter (XXY) ou le cas des hommes doubles Y (XYY). La<text:s/><text:span text:style-name="T63">plupart</text:span><text:s/>des autres sont<text:s/><text:span text:style-name="T64">létales</text:span><text:s/>au stade<text:s/><text:span text:style-name="T65">embryonnaire</text:span>. L’embryon anormal est alors éliminé naturellement par<text:s/><text:span text:style-name="T66">avortement spontané</text:span><text:s/>(« fausse-couche ») à un stade très précoce ce qui rend le phénomène souvent indétectable par la femme qui était de fait enceinte. On estime que seul<text:s/><text:span text:style-name="T67">1 zygote sur 4 arrive au terme de la grossesse</text:span>.</text:p>
      <text:p text:style-name="P68"/>
      <text:p text:style-name="P69"><text:span text:style-name="T70">CONCLUSION : Une<text:s/></text:span><text:span text:style-name="T71">méiose</text:span><text:span text:style-name="T72"><text:s/>au<text:s/></text:span><text:span text:style-name="T73">brassage interchromosomique défaillant</text:span><text:span text:style-name="T74"><text:s/>pour ce qui est de la<text:s/></text:span><text:span text:style-name="T75">migration</text:span><text:span text:style-name="T76"><text:s/>d’un<text:s/></text:span><text:span text:style-name="T77">chromosome</text:span><text:span text:style-name="T78"><text:s/>ou d’une<text:s/></text:span><text:span text:style-name="T79">chromatide</text:span><text:span text:style-name="T80"><text:s/>peut conduire à des<text:s/></text:span><text:span text:style-name="T81">anomalies</text:span><text:span text:style-name="T82"><text:s/>du<text:s/></text:span><text:span text:style-name="T83">nombre</text:span><text:span text:style-name="T84"><text:s/></text:span><text:span text:style-name="T85">de chromosomes</text:span><text:span text:style-name="T86">, létales ou viables, comme la trisomie 21. Dans ce dernier cas, il y a donc une<text:s/></text:span><text:span text:style-name="T87">diversification du génome</text:span><text:span text:style-name="T88">.</text:span></text:p>
      <text:p text:style-name="P89"/>
      <text:p text:style-name="P90"><text:span text:style-name="T91">Constat </text:span><text:span text:style-name="T92">:</text:span></text:p>
      <text:p text:style-name="P93"><text:span text:style-name="T94">Certains caryotypes présentent des chromosomes à la<text:s/></text:span><text:span text:style-name="T95">structure anormale</text:span><text:span text:style-name="T96"> : on parle de<text:s/></text:span><text:span text:style-name="T97">remaniement chromosomique</text:span><text:span text:style-name="T98">.</text:span></text:p>
      <text:p text:style-name="P99">On distingue :</text:p>
      <text:p text:style-name="P100"><text:span text:style-name="T101">-la<text:s/></text:span><text:span text:style-name="T102">délétion</text:span><text:span text:style-name="T103">, quand un<text:s/></text:span><text:span text:style-name="T104">fragment</text:span><text:span text:style-name="T105"><text:s/>de<text:s/></text:span><text:span text:style-name="T106">chromosome</text:span><text:span text:style-name="T107"><text:s/>est<text:s/></text:span><text:span text:style-name="T108">coupé et perdu</text:span></text:p>
      <text:p text:style-name="P109"><text:span text:style-name="T110">-</text:span><text:span text:style-name="T111">l’</text:span><text:span text:style-name="T112">inversion</text:span><text:span text:style-name="T113">, quand un fragment de chromosome se retrouve<text:s/></text:span><text:span text:style-name="T114">à l’envers</text:span></text:p>
      <text:p text:style-name="P115"><text:span text:style-name="T116">-la<text:s/></text:span><text:span text:style-name="T117">translocation</text:span><text:span text:style-name="T118">, quand un fragment de chromosome<text:s/></text:span><text:span text:style-name="T119">se retrouve</text:span><text:span text:style-name="T120"><text:s/>sur<text:s/></text:span><text:span text:style-name="T121">un chromosome d’une autre paire</text:span><text:span text:style-name="T122"><text:s/>[9]</text:span></text:p>
      <text:p text:style-name="P123"><text:span text:style-name="T124">-la<text:s/></text:span><text:span text:style-name="T125">duplication</text:span><text:span text:style-name="T126">, quand un fragment de chromosome se retrouve<text:s/></text:span><text:span text:style-name="T127">en plusieurs exemplaires</text:span><text:span text:style-name="T128"><text:s/>sur ce<text:s/></text:span><text:span text:style-name="T129">même</text:span><text:span text:style-name="T130"><text:s/>chromosome</text:span></text:p>
      <text:soft-page-break/>
      <text:p text:style-name="P131"><text:span text:style-name="T132">schémas<text:s/></text:span><text:span text:style-name="T133">[10;11]</text:span></text:p>
      <text:p text:style-name="P134"><text:span text:style-name="T135">Pb </text:span><text:span text:style-name="T136">: On va chercher à comprendre comment se produise les divers remaniements chromosomiques.</text:span></text:p>
      <text:p text:style-name="P137"/>
      <text:p text:style-name="P138"><text:span text:style-name="T139">Hypohtèse </text:span><text:span text:style-name="T140">:</text:span></text:p>
      <text:p text:style-name="P141"><text:span text:style-name="T142">Il se produirait des crossing-over anormaux ou inégaux, cad non symétriques, entre chromosomes de paires différentes ou entre chromosomes tête-bêche.</text:span></text:p>
      <text:p text:style-name="P143"/>
      <text:p text:style-name="P144"><text:span text:style-name="T145">Stratégie </text:span><text:span text:style-name="T146">:</text:span></text:p>
      <text:p text:style-name="P147">Simuler ce qui se passe dans chaque cas de crossing-over anormaux évoqué.</text:p>
      <text:p text:style-name="P148"/>
      <text:p text:style-name="P149">[12 activité globines]</text:p>
      <text:p text:style-name="P150">tableau et arbre [13bis]</text:p>
      <text:p text:style-name="P151">qd ch différents et ont une partie commune → a eu translocation à un moment</text:p>
      <text:p text:style-name="P152"/>
      <text:p text:style-name="P153">correction [13]</text:p>
      <text:p text:style-name="P154">[L4-2]</text:p>
      <text:p text:style-name="P155">autre schéma [14]</text:p>
      <text:p text:style-name="P156"/>
      <text:p text:style-name="P157"><text:span text:style-name="T158">II- Les remaniements chromosomiques :</text:span></text:p>
      <text:p text:style-name="P159"/>
      <text:p text:style-name="P160">Les<text:s/><text:span text:style-name="T161">remaniements chromosomiques</text:span><text:s/>sont majoritairement issus de<text:s/><text:span text:style-name="T162">problèmes</text:span><text:s/>lors de la<text:s/><text:span text:style-name="T163">prophase 1</text:span><text:s/>de méiose. En effet, ils sont dus à des<text:s/><text:span text:style-name="T164">crossing-over anormaux</text:span><text:s/>dits<text:s/><text:span text:style-name="T165">inégaux</text:span>. Les<text:s/><text:span text:style-name="T166">duplications</text:span><text:s/>et les<text:s/><text:span text:style-name="T167">délétions</text:span><text:s/>proviennent de crossing-over entre<text:s/><text:span text:style-name="T168">chromosomes homologues décalés</text:span>, les<text:s/><text:span text:style-name="T169">inversions</text:span><text:s/>de crossing-over entre<text:s/><text:span text:style-name="T170">chromosomes homologues tête-bêche</text:span><text:s/>et les<text:s/><text:span text:style-name="T171">translocations</text:span><text:s/>de crossing-over<text:s/><text:span text:style-name="T172">entre chromosomes de paires différentes</text:span>.</text:p>
      <text:p text:style-name="P173">Les conséquences de ces remaniements sont variables. Les<text:s/><text:span text:style-name="T174">délétions</text:span><text:s/>sont le plus souvent<text:s/><text:span text:style-name="T175">létales</text:span><text:s/>: l’<text:span text:style-name="T176">embryon ne survit pas</text:span><text:s/>car il y a perte de gènes. Les<text:s/><text:span text:style-name="T177">translocations</text:span><text:s/>et les<text:s/><text:span text:style-name="T178">inversions</text:span><text:s/>n’ont bien souvent<text:s/><text:span text:style-name="T179">aucune conséquence phénotypique</text:span><text:s/>car l’ensemble des gènes est conservé.</text:p>
      <text:p text:style-name="P180">C’est plus intéressant pour les<text:s/><text:span text:style-name="T181">duplications</text:span><text:s/>car une duplication chromosomique équivaut à des<text:s/><text:span text:style-name="T182">duplications géniques</text:span><text:s/>c’est-à-dire qu’<text:span text:style-name="T183">un</text:span><text:s/>même<text:s/><text:span text:style-name="T184">gène</text:span><text:s/>va se retrouver en<text:s/><text:span text:style-name="T185">deux exemplaires</text:span><text:s/>sur un<text:s/><text:span text:style-name="T186">même</text:span><text:s/>chromosome. Sur le<text:s/><text:span text:style-name="T187">long terme</text:span>, de<text:s/><text:span text:style-name="T188">nombreuses</text:span><text:s/>duplications sont<text:s/><text:span text:style-name="T189">susceptibles</text:span><text:s/>de<text:s/><text:span text:style-name="T190">s’accumuler</text:span>. Les<text:s/><text:span text:style-name="T191">différentes copies</text:span><text:s/>du gène<text:s/><text:span text:style-name="T192">initial</text:span><text:s/>ou<text:s/><text:span text:style-name="T193">ancestral</text:span><text:s/>vont muter de<text:s/><text:span text:style-name="T194">manière</text:span><text:s/><text:span text:style-name="T195">indépendante</text:span>, subir de probables<text:s/><text:span text:style-name="T196">translocations</text:span><text:s/>et finalement<text:s/><text:span text:style-name="T197">coder pour des protéines différentes mais proches</text:span><text:s/>: on parle alors de<text:s/><text:span text:style-name="T198">famille multigénique</text:span>. C’est le cas, par exemple, des gènes des globines humaines. On estime que des<text:s/><text:span text:style-name="T199">gènes</text:span><text:s/>ou des<text:s/><text:span text:style-name="T200">protéines</text:span><text:s/>sont de la<text:s/><text:span text:style-name="T201">même</text:span><text:s/><text:span text:style-name="T202">famille</text:span><text:s/>quand ils<text:s/><text:span text:style-name="T203">partagent au moins 20%</text:span><text:s/>de leur séquence. Les<text:s/><text:span text:style-name="T204">duplications</text:span><text:s/>sont donc une<text:s/><text:span text:style-name="T205">source de diversification du génome</text:span><text:s/>et de<text:s/><text:span text:style-name="T206">complexification</text:span><text:s/>du vivant en<text:s/><text:span text:style-name="T207">créant</text:span><text:s/>de nouveaux gènes.</text:p>
      <text:p text:style-name="P208"/>
      <text:p text:style-name="P209">site cintemy</text:p>
      <text:p text:style-name="P210"/>
      <text:soft-page-break/>
      <text:p text:style-name="P211">pour différenciation de 2 espèce faut impossibilité de reproduction ← remaniement chromosomique</text:p>
      <text:p text:style-name="P212"/>
      <text:p text:style-name="P213"><text:span text:style-name="T214">on compare deux même ch, on remarque essentiellement inversions (notamment ch 4 et 5)</text:span></text:p>
      <text:p text:style-name="P215">ch 2 humain composé du 2a et du 2b du chimpanzé</text:p>
      <text:p text:style-name="P216"/>
      <text:p text:style-name="P217">De manière plus globale, les<text:s/><text:span text:style-name="T218">remaniements chromosomiques</text:span><text:s/>ont une<text:s/><text:span text:style-name="T219">grande influence</text:span><text:s/>sur<text:s/><text:span text:style-name="T220">l’évolution</text:span><text:s/>des espèces car, en modifiant les chromosomes, ils<text:s/><text:span text:style-name="T221">peuvent perturber la reproduction sexuée</text:span><text:s/>et ne plus l’autoriser qu’entre certains individus. Il se crée donc des<text:s/><text:span text:style-name="T222">barrières génétiques</text:span><text:s/>entre populations ce qui est un des<text:s/><text:span text:style-name="T223">moteurs</text:span><text:s/>de la<text:s/><text:span text:style-name="T224">spéciation</text:span>.</text:p>
      <text:p text:style-name="P225">Des traces de ce phénomène apparaissent dans le génome humain quand on le compare à celui du chimpanzé. On voit clairement que notre caryotype a subi des modifications importantes dont la<text:s/><text:span text:style-name="T226">fusion</text:span><text:s/>de l’équivalent des chromosomes 2 et 3 du chimpanzé qui a formé notre chromosome 2 ; de nombreuses<text:s/><text:span text:style-name="T227">inversions</text:span>, quelques<text:s/><text:span text:style-name="T228">délétions</text:span>, et des<text:s/><text:span text:style-name="T229">additions</text:span><text:s/>qui sont soit des duplications soit des translocations.</text:p>
      <text:p text:style-name="P230"/>
      <text:p text:style-name="P231"><text:span text:style-name="T232">CONCLUSION : Une<text:s/></text:span><text:span text:style-name="T233">méiose</text:span><text:span text:style-name="T234"><text:s/>au<text:s/></text:span><text:span text:style-name="T235">brassage intrachromosomique défaillant</text:span><text:span text:style-name="T236"><text:s/>pour ce qui est des<text:s/></text:span><text:span text:style-name="T237">crossing-over</text:span><text:span text:style-name="T238"><text:s/>peut conduire à des<text:s/></text:span><text:span text:style-name="T239">recombinaisons chromosomiques</text:span><text:span text:style-name="T240"><text:s/></text:span><text:span text:style-name="T241">létales</text:span><text:span text:style-name="T242"><text:s/>ou<text:s/></text:span><text:span text:style-name="T243">viables</text:span><text:span text:style-name="T244">. Dans ce dernier cas, il y a<text:s/></text:span><text:span text:style-name="T245">diversification génomique</text:span><text:span text:style-name="T246"><text:s/>dont les<text:s/></text:span><text:span text:style-name="T247">familles multigéniques</text:span><text:span text:style-name="T248"><text:s/>sont un exemple mais il peut aussi y avoir des conséquences en termes d’</text:span><text:span text:style-name="T249">évolution des espèces</text:span><text:span text:style-name="T250">.</text:span></text:p>
      <text:p text:style-name="P251"/>
      <text:p text:style-name="P252">[15]</text:p>
      <text:p text:style-name="P253">banane « cavendish » polyploïde (spécifiquement triploïde)</text:p>
      <text:p text:style-name="P254"/>
      <text:p text:style-name="P255"><text:span text:style-name="T256">Constat </text:span><text:span text:style-name="T257">:</text:span></text:p>
      <text:p text:style-name="P258"><text:span text:style-name="T259">Dans une cellule humaine<text:s/></text:span><text:span text:style-name="T260">somatique</text:span><text:span text:style-name="T261"><text:s/>(= tous sauf cellules germinales) il existe<text:s/></text:span><text:span text:style-name="T262">2 exemplaires</text:span><text:span text:style-name="T263"><text:s/>de chaque chromosome : nous sommes<text:s/></text:span><text:span text:style-name="T264">diploïde</text:span><text:span text:style-name="T265">. Certaines espèces, quant à elles, présentent la particularité de posséder<text:s/></text:span><text:span text:style-name="T266">plus de 2</text:span><text:span text:style-name="T267"><text:s/>exemplaires de chaque chromosome : on parle<text:s/></text:span><text:span text:style-name="T268">polyploïdie</text:span><text:span text:style-name="T269">. C’est le cas de la variété de banane « Cavendish », la plus consommée dans le monde, qui est triploïde (3n=33), alors que la banane sauvage est diploïde (2n=22)</text:span></text:p>
      <text:p text:style-name="P270"><text:span text:style-name="T271">rq : il existe quelques rares polyploïde animaux, comme des grenouilles africaines 4n, un crapaud indien 3n, et des huître 3n. Mais la plupart des polyploïdes sont des végétaux, comme les fraises et bon nombre d’autres végétaux cultivés. On estime que<text:s/></text:span><text:span text:style-name="T272">70 % des Angiospermes</text:span><text:span text:style-name="T273"><text:s/>(=<text:s/></text:span><text:span text:style-name="T274">végétaux à fleurs</text:span><text:span text:style-name="T275">) ont vécu au moins un épisode de<text:s/></text:span><text:span text:style-name="T276">polyploïdisation</text:span><text:span text:style-name="T277">.</text:span></text:p>
      <text:p text:style-name="P278"/>
      <text:p text:style-name="P279"><text:span text:style-name="T280">Pb </text:span><text:span text:style-name="T281">: On va chercher comprend comment on pu se former des individus polyploïdes dans le cas du bananier Cavendish</text:span></text:p>
      <text:p text:style-name="P282"/>
      <text:p text:style-name="P283"><text:span text:style-name="T284">Hypothèse </text:span><text:span text:style-name="T285">: Il y aurait eu erreur généralisée de méiose, soit méiose I soit méiose II, pour un des 2 parents sauvages de Cavendish.</text:span></text:p>
      <text:p text:style-name="P286"/>
      <text:p text:style-name="P287"><text:span text:style-name="T288">Stratégie </text:span><text:span text:style-name="T289">:</text:span></text:p>
      <text:soft-page-break/>
      <text:p text:style-name="P290">Comparer les séquences des allèles d’un gène chez Cavendish, et chez divers bananiers sauvages</text:p>
      <text:p text:style-name="P291"/>
      <text:p text:style-name="P292">[16]</text:p>
      <text:p text:style-name="P293">cavendish pas issu de balbsiana, mais de acuminatal (leurs allèles sont proches)</text:p>
      <text:p text:style-name="P294"><text:span text:style-name="T295">cavendish issu de 2 parents acuminatal, dt un a raté sa méiose → autopolyploïdisation</text:span></text:p>
      <text:p text:style-name="P296"/>
      <text:p text:style-name="P297"><text:span text:style-name="T298">banane incapable de faire sa méiose → ne se reproduit pas de manière sexué → pas de graines</text:span></text:p>
      <text:p text:style-name="P299">fruits sans graines permet aussi d’avoir des fruits plus gros, car énergie dépensé pour graines → énergie en plus pour fruit</text:p>
      <text:p text:style-name="P300">[17]</text:p>
      <text:p text:style-name="P301"/>
      <text:p text:style-name="P302"><text:span text:style-name="T303">III- Les polyploïdisations :</text:span></text:p>
      <text:p text:style-name="P304"/>
      <text:p text:style-name="P305">Des analyses génétiques ont montré que les 3 chromosomes 1 de la variété de banane Cavendish sont très proches voire identiques aux chromosomes 1 d’une des espèces sauvages de bananier (Musa acuminata). Ceci suggère que Cavendish est issu de la fécondation entre un<text:s/><text:span text:style-name="T306">gamète haploïde</text:span><text:s/>d’un parent sauvage produit lors d’une méiose<text:s/><text:span text:style-name="T307">normale</text:span><text:s/>avec un gamète<text:s/><text:span text:style-name="T308">diploïde</text:span><text:s/>de l’autre parent sauvage produit au cours d’une méiose<text:s/><text:span text:style-name="T309">anormale</text:span>.</text:p>
      <text:p text:style-name="P310">Il ne s’agit pas d’un problème lié à une migration anormale des chromosomes mais plutôt à<text:s/><text:span text:style-name="T311">une absence de cytodiérèse</text:span><text:s/>qui<text:s/><text:span text:style-name="T312">maintient</text:span><text:s/>dans une<text:s/><text:span text:style-name="T313">cellule</text:span><text:s/>unique les lots de<text:s/><text:span text:style-name="T314">chromosomes</text:span><text:s/>qui auraient dû être séparés. Cet accident peut se produire à la fin de la<text:s/><text:span text:style-name="T315">méiose 1</text:span><text:s/>comme à la fin de la<text:s/><text:span text:style-name="T316">méiose 2</text:span>. Il en résulte la fabrication d’un<text:s/><text:span text:style-name="T317">zygote</text:span><text:s/>avec des<text:s/><text:span text:style-name="T318">triplets</text:span><text:s/>de chromosomes au lieu de paires. Etant donné que les<text:s/><text:span text:style-name="T319">parents</text:span><text:s/>à l’origine de cette variété triploïde sont de la même<text:s/><text:span text:style-name="T320">espèce</text:span><text:s/>on parle<text:s/><text:span text:style-name="T321">d’autopolyploïdisation</text:span>.</text:p>
      <text:p text:style-name="P322">D’autres variétés de bananiers sont issues d’une<text:s/><text:span text:style-name="T323">allopolyploïdisation</text:span><text:s/>c’est-à-dire d’une<text:s/><text:span text:style-name="T324">polyploïdisation</text:span><text:s/>faisant intervenir des<text:s/><text:span text:style-name="T325">gamètes</text:span><text:s/>produits par des<text:s/><text:span text:style-name="T326">parents d’espèces différentes</text:span>. C’est le cas de la banane plantain qui est le fruit d‘une fécondation entre un gamète diploïde d'une espèce sauvage et un gamète haploïde normal d’une autre espèce sauvage<text:s/><text:span text:style-name="T327">[18;19]</text:span>. L’allopolyploïdisation suppose donc une<text:s/><text:span text:style-name="T328">hybridation interspécifique</text:span>.</text:p>
      <text:p text:style-name="P329"/>
      <text:p text:style-name="P330">La<text:s/><text:span text:style-name="T331">reproduction sexuée</text:span><text:s/>des espèces polyploïdes<text:s/><text:span text:style-name="T332">impairs</text:span><text:s/>est très majoritairement<text:s/><text:span text:style-name="T333">impossible</text:span><text:s/>car la méiose se<text:s/><text:span text:style-name="T334">bloque</text:span><text:s/>en<text:s/><text:span text:style-name="T335">prophase 1</text:span><text:s/>lors de l’étape des chromosomes<text:s/><text:span text:style-name="T336">bivalents</text:span>. Ces individus se reproduisent donc de manière<text:s/><text:span text:style-name="T337">asexuée</text:span><text:s/>comme le bouturage naturel. C’est la raison pour laquelle les bananes que nous consommons n’ont pas de graines contrairement aux bananes sauvages.</text:p>
      <text:p text:style-name="P338">Enfin, si les<text:s/><text:span text:style-name="T339">accidents de méiose</text:span><text:s/>expliquent la formation des<text:s/><text:span text:style-name="T340">polyploïdes impairs</text:span>, pour les<text:s/><text:span text:style-name="T341">pairs<text:s/></text:span><text:span text:style-name="T342">[20]</text:span>, il existe en plus une autre cause qui réside dans des accidents de<text:s/><text:span text:style-name="T343">mitose du zygote</text:span>. Très souvent la fécondation se produit entre gamètes normaux mais la<text:s/><text:span text:style-name="T344">première mitose</text:span><text:s/>du zygote<text:s/><text:span text:style-name="T345">ne se termine pas par une cytodiérèse</text:span><text:s/>: il y a<text:s/><text:span text:style-name="T346">polyploïdisation</text:span><text:s/>[<text:span text:style-name="T347">21]</text:span>.</text:p>
      <text:soft-page-break/>
      <text:p text:style-name="P348">Ces phénomènes de polyploïdisation peuvent créer des<text:s/><text:span text:style-name="T349">barrières génétiques</text:span><text:s/>entre des populations qui peuvent se terminer par de la<text:s/><text:span text:style-name="T350">spéciation</text:span>.</text:p>
      <text:p text:style-name="P351"/>
      <text:p text:style-name="P352"><text:span text:style-name="T353">CONCLUSION : Une<text:s/></text:span><text:span text:style-name="T354">méiose</text:span><text:span text:style-name="T355"><text:s/>à la<text:s/></text:span><text:span text:style-name="T356">cytodiérèse défaillante</text:span><text:span text:style-name="T357"><text:s/>peut conduire à des<text:s/></text:span><text:span text:style-name="T358">anomalies</text:span><text:span text:style-name="T359"><text:s/>de la<text:s/></text:span><text:span text:style-name="T360">ploïdie</text:span><text:span text:style-name="T361"><text:s/>c’est-à-dire des<text:s/></text:span><text:span text:style-name="T362">anomalies du nombre d’exemplaires de jeux complets de chromosomes</text:span><text:span text:style-name="T363">,<text:s/></text:span><text:span text:style-name="T364">létales</text:span><text:span text:style-name="T365"><text:s/>ou<text:s/></text:span><text:span text:style-name="T366">viables</text:span><text:span text:style-name="T367">. Dans ce dernier cas, il y a donc une<text:s/></text:span><text:span text:style-name="T368">diversification du génome</text:span><text:span text:style-name="T369"><text:s/>mais il peut aussi y avoir des conséquences en termes d’</text:span><text:span text:style-name="T370">évolution des espèces</text:span><text:span text:style-name="T371">.</text:span></text:p>
      <text:p text:style-name="P372"/>
      <text:p text:style-name="P373"/>
      <text:p text:style-name="P374"><text:span text:style-name="T375">BILAN : Quand la<text:s/></text:span><text:span text:style-name="T376">méiose</text:span><text:span text:style-name="T377"><text:s/>se produit<text:s/></text:span><text:span text:style-name="T378">anormalement</text:span><text:span text:style-name="T379"><text:s/>mais que<text:s/></text:span><text:span text:style-name="T380">l’embryon</text:span><text:span text:style-name="T381"><text:s/></text:span><text:span text:style-name="T382">survit</text:span><text:span text:style-name="T383">, il peut y avoir une<text:s/></text:span><text:span text:style-name="T384">diversification des génomes</text:span><text:span text:style-name="T385"><text:s/>très<text:s/></text:span><text:span text:style-name="T386">importante</text:span><text:span text:style-name="T387">. Ces accidents ont aussi un rôle essentiel dans<text:s/></text:span><text:span text:style-name="T388">l’évolution biologique des espèc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Gadugi" svg:font-family="Gadugi" style:font-family-generic="swiss" style:font-pitch="variable" svg:panose-1="2 11 5 2 4 2 4 2 2 3"/>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1965in"/>
      <style:text-properties style:font-name="Gadugi"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asian="Gadugi" fo:hyphenate="false"/>
    </style:style>
    <style:style style:name="Légende" style:display-name="Légende" style:family="paragraph" style:parent-style-name="Standard">
      <style:paragraph-properties text:number-lines="false" fo:margin-top="0.0833in" fo:margin-bottom="0.0833in"/>
      <style:text-properties style:font-name-asian="Gadugi"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Gadugi" fo:hyphenate="false"/>
    </style:style>
    <style:style style:name="Paragraphedeliste" style:display-name="Paragraphe de liste" style:family="paragraph" style:parent-style-name="Standard">
      <style:paragraph-properties fo:margin-bottom="0.1111in" fo:margin-left="0.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text:list-style style:name="WWNum7" style:display-name="WWNum7">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suffix="." style:num-format="I" text:start-value="2">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2" style:num-suffix="." style:num-format="a" style:num-letter-sync="true">
        <style:list-level-properties text:space-before="0.5986in" text:min-label-width="0.25in" text:list-level-position-and-space-mode="label-alignment">
          <style:list-level-label-alignment text:label-followed-by="listtab" fo:margin-left="0.8486in" fo:text-indent="-0.25in"/>
        </style:list-level-properties>
      </text:list-level-style-number>
      <text:list-level-style-number text:level="3" style:num-suffix="." style:num-format="i">
        <style:list-level-properties fo:text-align="end" text:space-before="1.2236in" text:min-label-width="0.125in" text:list-level-position-and-space-mode="label-alignment">
          <style:list-level-label-alignment text:label-followed-by="listtab" fo:margin-left="1.3486in" fo:text-indent="-0.125in"/>
        </style:list-level-properties>
      </text:list-level-style-number>
      <text:list-level-style-number text:level="4" style:num-suffix="." style:num-format="1">
        <style:list-level-properties text:space-before="1.5986in" text:min-label-width="0.25in" text:list-level-position-and-space-mode="label-alignment">
          <style:list-level-label-alignment text:label-followed-by="listtab" fo:margin-left="1.8486in" fo:text-indent="-0.25in"/>
        </style:list-level-properties>
      </text:list-level-style-number>
      <text:list-level-style-number text:level="5" style:num-suffix="." style:num-format="a" style:num-letter-sync="true">
        <style:list-level-properties text:space-before="2.0986in" text:min-label-width="0.25in" text:list-level-position-and-space-mode="label-alignment">
          <style:list-level-label-alignment text:label-followed-by="listtab" fo:margin-left="2.3486in" fo:text-indent="-0.25in"/>
        </style:list-level-properties>
      </text:list-level-style-number>
      <text:list-level-style-number text:level="6" style:num-suffix="." style:num-format="i">
        <style:list-level-properties fo:text-align="end" text:space-before="2.7236in" text:min-label-width="0.125in" text:list-level-position-and-space-mode="label-alignment">
          <style:list-level-label-alignment text:label-followed-by="listtab" fo:margin-left="2.8486in" fo:text-indent="-0.125in"/>
        </style:list-level-properties>
      </text:list-level-style-number>
      <text:list-level-style-number text:level="7" style:num-suffix="." style:num-format="1">
        <style:list-level-properties text:space-before="3.0986in" text:min-label-width="0.25in" text:list-level-position-and-space-mode="label-alignment">
          <style:list-level-label-alignment text:label-followed-by="listtab" fo:margin-left="3.3486in" fo:text-indent="-0.25in"/>
        </style:list-level-properties>
      </text:list-level-style-number>
      <text:list-level-style-number text:level="8" style:num-suffix="." style:num-format="a" style:num-letter-sync="true">
        <style:list-level-properties text:space-before="3.5986in" text:min-label-width="0.25in" text:list-level-position-and-space-mode="label-alignment">
          <style:list-level-label-alignment text:label-followed-by="listtab" fo:margin-left="3.8486in" fo:text-indent="-0.25in"/>
        </style:list-level-properties>
      </text:list-level-style-number>
      <text:list-level-style-number text:level="9" style:num-suffix="." style:num-format="i">
        <style:list-level-properties fo:text-align="end" text:space-before="4.2236in" text:min-label-width="0.125in" text:list-level-position-and-space-mode="label-alignment">
          <style:list-level-label-alignment text:label-followed-by="listtab" fo:margin-left="4.3486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Blandine Grammatico</dc:creator>
    <meta:creation-date>2022-09-23T10:16:00Z</meta:creation-date>
    <dc:date>2022-10-13T18:04:00Z</dc:date>
    <meta:template xlink:href="Normal" xlink:type="simple"/>
    <meta:editing-cycles>36</meta:editing-cycles>
    <meta:editing-duration>PT19800S</meta:editing-duration>
    <meta:document-statistic meta:page-count="6" meta:paragraph-count="25" meta:word-count="1946" meta:character-count="12628" meta:row-count="89" meta:non-whitespace-character-count="10707"/>
  </office:meta>
</office:document-meta>
</file>